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Sans" svg:font-family="'PT Sans'"/>
    <style:font-face style:name="SFMono-Regular" svg:font-family="SFMono-Regular, Menlo, Monaco, Consolas, 'Liberation Mono', 'Courier New', monospace"/>
  </office:font-face-decls>
  <office:automatic-styles>
    <style:style style:name="P1" style:family="paragraph" style:parent-style-name="Heading_20_1">
      <style:paragraph-properties fo:margin-left="0in" fo:margin-right="0in" fo:margin-top="0.1665in" fo:margin-bottom="0in" style:contextual-spacing="false" fo:line-height="120%" fo:orphans="2" fo:widows="2" fo:text-indent="0in" style:auto-text-indent="false" fo:padding-left="0in" fo:padding-right="0in" fo:padding-top="0in" fo:padding-bottom="0.0193in" fo:border-left="none" fo:border-right="none" fo:border-top="none" fo:border-bottom="0.06pt solid #e9ecef"/>
    </style:style>
    <style:style style:name="P2" style:family="paragraph" style:parent-style-name="Heading_20_2">
      <style:paragraph-properties fo:margin-left="0in" fo:margin-right="0in" fo:margin-top="0.139in" fo:margin-bottom="0in" style:contextual-spacing="false" fo:line-height="120%" fo:orphans="2" fo:widows="2" fo:text-indent="0in" style:auto-text-indent="false" fo:padding-left="0in" fo:padding-right="0in" fo:padding-top="0in" fo:padding-bottom="0.0193in" fo:border-left="none" fo:border-right="none" fo:border-top="none" fo:border-bottom="0.06pt solid #e9ecef"/>
    </style:style>
    <style:style style:name="P3" style:family="paragraph" style:parent-style-name="Heading_20_3">
      <style:paragraph-properties fo:margin-left="0in" fo:margin-right="0in" fo:margin-top="0.0972in" fo:margin-bottom="0in" style:contextual-spacing="false" fo:line-height="120%" fo:orphans="2" fo:widows="2" fo:text-indent="0in" style:auto-text-indent="false"/>
    </style:style>
    <style:style style:name="P4" style:family="paragraph" style:parent-style-name="Preformatted_20_Text" style:list-style-name="L4">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5" style:family="paragraph" style:parent-style-name="Preformatted_20_Text" style:list-style-name="L5">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6" style:family="paragraph" style:parent-style-name="Preformatted_20_Text" style:list-style-name="L6">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7" style:family="paragraph" style:parent-style-name="Preformatted_20_Text" style:list-style-name="L8">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8" style:family="paragraph" style:parent-style-name="Preformatted_20_Text" style:list-style-name="L9">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9" style:family="paragraph" style:parent-style-name="Preformatted_20_Text" style:list-style-name="L11">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10" style:family="paragraph" style:parent-style-name="Preformatted_20_Text" style:list-style-name="L12">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11" style:family="paragraph" style:parent-style-name="Quotations">
      <style:paragraph-properties fo:margin-left="0.3937in" fo:margin-right="0.3937in" fo:margin-top="0in" fo:margin-bottom="0in" style:contextual-spacing="false" fo:orphans="2" fo:widows="2" fo:text-indent="0in" style:auto-text-indent="false" fo:padding-left="0.0193in" fo:padding-right="0in" fo:padding-top="0in" fo:padding-bottom="0in" fo:border-left="0.74pt solid #212529" fo:border-right="none" fo:border-top="none" fo:border-bottom="none"/>
      <style:text-properties fo:font-variant="normal" fo:text-transform="none" fo:color="#212529" loext:opacity="75%" style:font-name="PT Sans" fo:font-size="12pt" fo:letter-spacing="normal" fo:font-style="normal" fo:font-weight="normal"/>
    </style:style>
    <style:style style:name="P12"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13" style:family="paragraph" style:parent-style-name="Text_20_body" style:list-style-name="L1">
      <style:paragraph-properties fo:margin-left="0in" fo:margin-right="0in" fo:margin-top="0in" fo:margin-bottom="0.0972in" style:contextual-spacing="false" fo:orphans="2" fo:widows="2" fo:text-indent="0in" style:auto-text-indent="false"/>
    </style:style>
    <style:style style:name="P14"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15"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style>
    <style:style style:name="P16"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style>
    <style:style style:name="P17"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style>
    <style:style style:name="P18"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19"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style>
    <style:style style:name="P20"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style>
    <style:style style:name="P21"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4" style:family="paragraph" style:parent-style-name="Text_20_body" style:list-style-name="L2">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5"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6" style:family="paragraph" style:parent-style-name="Text_20_body" style:list-style-name="L3">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7"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8" style:family="paragraph" style:parent-style-name="Text_20_body" style:list-style-name="L4">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9"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0"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1"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2" style:family="paragraph" style:parent-style-name="Text_20_body" style:list-style-name="L8">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3"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4" style:family="paragraph" style:parent-style-name="Text_20_body" style:list-style-name="L9">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5" style:family="paragraph" style:parent-style-name="Text_20_body" style:list-style-name="L10">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6"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7" style:family="paragraph" style:parent-style-name="Text_20_body" style:list-style-name="L11">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8"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9" style:family="paragraph" style:parent-style-name="Text_20_body" style:list-style-name="L12">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0"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1" style:family="paragraph" style:parent-style-name="Text_20_body" style:list-style-name="L2">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fo:letter-spacing="normal"/>
    </style:style>
    <style:style style:name="P42"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fo:letter-spacing="normal"/>
    </style:style>
    <style:style style:name="P43"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fo:letter-spacing="normal"/>
    </style:style>
    <style:style style:name="P44"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fo:letter-spacing="normal"/>
    </style:style>
    <style:style style:name="T1" style:family="text">
      <style:text-properties fo:font-variant="normal" fo:text-transform="none" fo:color="#212529" loext:opacity="100%" style:text-line-through-style="none" style:text-line-through-type="none" style:font-name="PT Sans" fo:letter-spacing="normal" fo:font-style="normal" style:text-underline-style="none" fo:font-weight="normal" style:text-blinking="false"/>
    </style:style>
    <style:style style:name="T2" style:family="text">
      <style:text-properties fo:font-variant="normal" fo:text-transform="none" fo:color="#212529" loext:opacity="100%" style:font-name="PT Sans" fo:font-size="12pt" fo:letter-spacing="normal" fo:font-style="normal" fo:font-weight="normal"/>
    </style:style>
    <style:style style:name="T3" style:family="text">
      <style:text-properties fo:font-variant="normal" fo:text-transform="none" fo:color="#212529" loext:opacity="100%" style:font-name="PT Sans" fo:font-size="12pt" fo:letter-spacing="normal" fo:font-style="normal" fo:font-weight="bold"/>
    </style:style>
    <style:style style:name="T4" style:family="text">
      <style:text-properties fo:font-variant="normal" fo:text-transform="none" fo:color="#212529" loext:opacity="100%" style:font-name="SFMono-Regular" fo:font-size="12pt" fo:letter-spacing="normal" fo:font-style="normal" fo:font-weight="normal"/>
    </style:style>
    <style:style style:name="T5" style:family="text">
      <style:text-properties fo:font-variant="normal" fo:text-transform="none" fo:color="#212529" loext:opacity="100%" style:font-name="SFMono-Regular" fo:font-size="12pt" fo:letter-spacing="normal" fo:font-style="normal" fo:font-weight="normal" loext:padding="0in" loext:border="none"/>
    </style:style>
    <style:style style:name="T6" style:family="text">
      <style:text-properties fo:font-variant="normal" fo:text-transform="none" fo:color="#212529" loext:opacity="100%" fo:letter-spacing="normal"/>
    </style:style>
    <style:style style:name="T7" style:family="text">
      <style:text-properties fo:font-variant="normal" fo:text-transform="none" fo:color="#a51c30" loext:opacity="100%" style:font-name="PT Sans"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008000" loext:opacity="100%" style:font-name="SFMono-Regular" fo:font-size="12pt" fo:letter-spacing="normal" fo:font-style="normal" fo:font-weight="bold"/>
    </style:style>
    <style:style style:name="T9" style:family="text">
      <style:text-properties fo:font-variant="normal" fo:text-transform="none" fo:color="#008000" loext:opacity="100%" style:font-name="SFMono-Regular" fo:font-size="12pt" fo:letter-spacing="normal" fo:font-style="normal" fo:font-weight="normal"/>
    </style:style>
    <style:style style:name="T10" style:family="text">
      <style:text-properties fo:font-variant="normal" fo:text-transform="none" fo:color="#19177c" loext:opacity="100%" style:font-name="SFMono-Regular" fo:font-size="12pt" fo:letter-spacing="normal" fo:font-style="normal" fo:font-weight="normal"/>
    </style:style>
    <style:style style:name="T11" style:family="text">
      <style:text-properties fo:font-variant="normal" fo:text-transform="none" fo:color="#666666" loext:opacity="100%" style:font-name="SFMono-Regular" fo:font-size="12pt" fo:letter-spacing="normal" fo:font-style="normal" fo:font-weight="normal"/>
    </style:style>
    <style:style style:name="T12" style:family="text">
      <style:text-properties fo:font-variant="normal" fo:text-transform="none" fo:color="#ba2121" loext:opacity="100%" style:font-name="SFMono-Regular" fo:font-size="12pt" fo:letter-spacing="normal"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cs50.harvard.edu/sql/notes/4/#lecture-4" text:style-name="Internet_20_link" text:visited-style-name="Visited_20_Internet_20_Link"><text:span text:style-name="T1">Lecture 4</text:span></text:a></text:h>
      <text:list text:style-name="L1">
        <text:list-item>
          <text:p text:style-name="P12"><text:a xlink:type="simple" xlink:href="https://cs50.harvard.edu/sql/notes/4/#introduction" text:style-name="Internet_20_link" text:visited-style-name="Visited_20_Internet_20_Link"><text:bookmark text:name="markdown-toc"/><text:bookmark text:name="markdown-toc-introduction"/><text:span text:style-name="T7">Introduction</text:span></text:a></text:p>
        </text:list-item>
        <text:list-item>
          <text:p text:style-name="P12"><text:a xlink:type="simple" xlink:href="https://cs50.harvard.edu/sql/notes/4/#views" text:style-name="Internet_20_link" text:visited-style-name="Visited_20_Internet_20_Link"><text:bookmark text:name="markdown-toc-views"/><text:span text:style-name="T7">Views</text:span></text:a></text:p>
        </text:list-item>
        <text:list-item>
          <text:p text:style-name="P13"><text:a xlink:type="simple" xlink:href="https://cs50.harvard.edu/sql/notes/4/#simplifying" text:style-name="Internet_20_link" text:visited-style-name="Visited_20_Internet_20_Link"><text:bookmark text:name="markdown-toc-simplifying"/><text:span text:style-name="T7">Simplifying</text:span></text:a></text:p>
          <text:list>
            <text:list-item>
              <text:p text:style-name="P12"><text:a xlink:type="simple" xlink:href="https://cs50.harvard.edu/sql/notes/4/#questions" text:style-name="Internet_20_link" text:visited-style-name="Visited_20_Internet_20_Link"><text:bookmark text:name="markdown-toc-questions"/><text:span text:style-name="T7">Questions</text:span></text:a></text:p>
            </text:list-item>
          </text:list>
        </text:list-item>
        <text:list-item>
          <text:p text:style-name="P13"><text:a xlink:type="simple" xlink:href="https://cs50.harvard.edu/sql/notes/4/#aggregating" text:style-name="Internet_20_link" text:visited-style-name="Visited_20_Internet_20_Link"><text:bookmark text:name="markdown-toc-aggregating"/><text:span text:style-name="T7">Aggregating</text:span></text:a></text:p>
          <text:list>
            <text:list-item>
              <text:p text:style-name="P12"><text:a xlink:type="simple" xlink:href="https://cs50.harvard.edu/sql/notes/4/#questions-1" text:style-name="Internet_20_link" text:visited-style-name="Visited_20_Internet_20_Link"><text:bookmark text:name="markdown-toc-questions-1"/><text:span text:style-name="T7">Questions</text:span></text:a></text:p>
            </text:list-item>
          </text:list>
        </text:list-item>
        <text:list-item>
          <text:p text:style-name="P12"><text:a xlink:type="simple" xlink:href="https://cs50.harvard.edu/sql/notes/4/#common-table-expression-cte" text:style-name="Internet_20_link" text:visited-style-name="Visited_20_Internet_20_Link"><text:bookmark text:name="markdown-toc-common-table-expression-cte"/><text:span text:style-name="T7">Common Table Expression (CTE)</text:span></text:a></text:p>
        </text:list-item>
        <text:list-item>
          <text:p text:style-name="P13"><text:a xlink:type="simple" xlink:href="https://cs50.harvard.edu/sql/notes/4/#partitioning" text:style-name="Internet_20_link" text:visited-style-name="Visited_20_Internet_20_Link"><text:bookmark text:name="markdown-toc-partitioning"/><text:span text:style-name="T7">Partitioning</text:span></text:a></text:p>
          <text:list>
            <text:list-item>
              <text:p text:style-name="P12"><text:a xlink:type="simple" xlink:href="https://cs50.harvard.edu/sql/notes/4/#questions-2" text:style-name="Internet_20_link" text:visited-style-name="Visited_20_Internet_20_Link"><text:bookmark text:name="markdown-toc-questions-2"/><text:span text:style-name="T7">Questions</text:span></text:a></text:p>
            </text:list-item>
          </text:list>
        </text:list-item>
        <text:list-item>
          <text:p text:style-name="P12"><text:a xlink:type="simple" xlink:href="https://cs50.harvard.edu/sql/notes/4/#securing" text:style-name="Internet_20_link" text:visited-style-name="Visited_20_Internet_20_Link"><text:bookmark text:name="markdown-toc-securing"/><text:span text:style-name="T7">Securing</text:span></text:a></text:p>
        </text:list-item>
        <text:list-item>
          <text:p text:style-name="P12"><text:a xlink:type="simple" xlink:href="https://cs50.harvard.edu/sql/notes/4/#soft-deletions" text:style-name="Internet_20_link" text:visited-style-name="Visited_20_Internet_20_Link"><text:bookmark text:name="markdown-toc-soft-deletions"/><text:span text:style-name="T7">Soft Deletions</text:span></text:a></text:p>
        </text:list-item>
        <text:list-item>
          <text:p text:style-name="P12"><text:a xlink:type="simple" xlink:href="https://cs50.harvard.edu/sql/notes/4/#fin" text:style-name="Internet_20_link" text:visited-style-name="Visited_20_Internet_20_Link"><text:bookmark text:name="markdown-toc-fin"/><text:span text:style-name="T7">Fin</text:span></text:a></text:p>
        </text:list-item>
      </text:list>
      <text:h text:style-name="P2" text:outline-level="2"><text:a xlink:type="simple" xlink:href="https://cs50.harvard.edu/sql/notes/4/#introduction" text:style-name="Internet_20_link" text:visited-style-name="Visited_20_Internet_20_Link"><text:bookmark text:name="introduction"/><text:span text:style-name="T1">Introduction</text:span></text:a></text:h>
      <text:list text:style-name="L2">
        <text:list-item>
          <text:p text:style-name="P24"><draw:frame draw:style-name="fr1" draw:name="Frame1" text:anchor-type="char" svg:x="-0.3335in" svg:width="0.3335in" draw:z-index="0"><draw:text-box fo:min-height="0.0161in"><text:p text:style-name="P22"/></draw:text-box></draw:frame>Thus far, we have learned about concepts that allow us to design complex databases and write data into them. Now, we will explore ways in which to obtain views from these databases.</text:p>
        </text:list-item>
        <text:list-item>
          <text:p text:style-name="P24"><draw:frame draw:style-name="fr1" draw:name="Frame2" text:anchor-type="char" svg:x="-0.3335in" svg:width="0.3335in" draw:z-index="1"><draw:text-box fo:min-height="0.0161in"><text:p text:style-name="P22"/></draw:text-box></draw:frame>Let’s go back to the database containing books longlisted for the International Booker Prize. Here is a snapshot of tables from this database.</text:p>
          <text:p text:style-name="P42"><draw:frame draw:style-name="fr2" draw:name="Image1" text:anchor-type="as-char" svg:width="0.7874in" svg:height="0.3937in" draw:z-index="2"><draw:image xlink:href="https://cs50.harvard.edu/sql/notes/4/images/4.jpg" xlink:type="simple" xlink:show="embed" xlink:actuate="onLoad"/><svg:title>"Tables containing books and authors with a many-to-many relationship"</svg:title></draw:frame></text:p>
        </text:list-item>
        <text:list-item>
          <text:p text:style-name="P24"><draw:frame draw:style-name="fr1" draw:name="Frame3" text:anchor-type="char" svg:x="-0.3335in" svg:width="0.3335in" draw:z-index="3"><draw:text-box fo:min-height="0.0161in"><text:p text:style-name="P22"/></draw:text-box></draw:frame>To find a book written by the author Han Kang, we would need to go each of through the three table above — first finding the author’s ID, then the corresponding book IDs and then the book titles. Instead, is there a way to put together related information from the three tables in a single view?</text:p>
        </text:list-item>
        <text:list-item>
          <text:p text:style-name="P14"><draw:frame draw:style-name="fr1" draw:name="Frame4" text:anchor-type="char" svg:x="-0.3335in" svg:width="0.3335in" draw:z-index="4"><draw:text-box fo:min-height="0.0161in"><text:p text:style-name="P22"/></draw:text-box></draw:frame><text:span text:style-name="T2">Yes, we can use the </text:span><text:span text:style-name="Source_20_Text"><text:span text:style-name="T5">JOIN</text:span></text:span><text:span text:style-name="T2"> command in SQL to combine rows from two or more tables based on a related column between them. Here is a visual representation of how these tables could be joined in order to line up authors and their books.</text:span></text:p>
          <text:p text:style-name="P41"><draw:frame draw:style-name="fr2" draw:name="Image2" text:anchor-type="as-char" svg:width="0.7874in" svg:height="0.3937in" draw:z-index="5"><draw:image xlink:href="https://cs50.harvard.edu/sql/notes/4/images/8.jpg" xlink:type="simple" xlink:show="embed" xlink:actuate="onLoad"/><svg:title>"Table joining books, authored and authors"</svg:title></draw:frame></text:p>
          <text:p text:style-name="P23">This makes it simple to observe that Han Kang authored The White Book.</text:p>
        </text:list-item>
        <text:list-item>
          <text:p text:style-name="P23"><draw:frame draw:style-name="fr1" draw:name="Frame5" text:anchor-type="char" svg:x="-0.3335in" svg:width="0.3335in" draw:z-index="6"><draw:text-box fo:min-height="0.0161in"><text:p text:style-name="P22"/></draw:text-box></draw:frame>One can also imagine removing the ID columns here, such that our view looks like the following.</text:p>
          <text:p text:style-name="P42"><text:soft-page-break/><draw:frame draw:style-name="fr2" draw:name="Image3" text:anchor-type="as-char" svg:width="0.7874in" svg:height="0.3937in" draw:z-index="7"><draw:image xlink:href="https://cs50.harvard.edu/sql/notes/4/images/10.jpg" xlink:type="simple" xlink:show="embed" xlink:actuate="onLoad"/><svg:title>"Table joining books, authored and authors with the ID columns removed"</svg:title></draw:frame></text:p>
        </text:list-item>
      </text:list>
      <text:h text:style-name="P2" text:outline-level="2"><text:a xlink:type="simple" xlink:href="https://cs50.harvard.edu/sql/notes/4/#views" text:style-name="Internet_20_link" text:visited-style-name="Visited_20_Internet_20_Link"><text:bookmark text:name="views"/><text:span text:style-name="T1">Views</text:span></text:a></text:h>
      <text:list text:style-name="L3">
        <text:list-item>
          <text:p text:style-name="P26"><draw:frame draw:style-name="fr1" draw:name="Frame6" text:anchor-type="char" svg:x="-0.3335in" svg:width="0.3335in" draw:z-index="8"><draw:text-box fo:min-height="0.0161in"><text:p text:style-name="P22"/></draw:text-box></draw:frame>A view is a virtual table defined by a query.</text:p>
        </text:list-item>
        <text:list-item>
          <text:p text:style-name="P26"><draw:frame draw:style-name="fr1" draw:name="Frame7" text:anchor-type="char" svg:x="-0.3335in" svg:width="0.3335in" draw:z-index="9"><draw:text-box fo:min-height="0.0161in"><text:p text:style-name="P22"/></draw:text-box></draw:frame>Say we wrote a query to join three tables, as in the previous example, and then select the relevant columns. The new table created by this query can be saved as a view, to be further queried later on.</text:p>
        </text:list-item>
        <text:list-item>
          <text:p text:style-name="P25"><draw:frame draw:style-name="fr1" draw:name="Frame8" text:anchor-type="char" svg:x="-0.3335in" svg:width="0.3335in" draw:z-index="10"><draw:text-box fo:min-height="0.0161in"><text:p text:style-name="P22"/></draw:text-box></draw:frame>Views are useful for:</text:p>
          <text:list>
            <text:list-item>
              <text:p text:style-name="P15"><draw:frame draw:style-name="fr1" draw:name="Frame9" text:anchor-type="char" svg:x="-0.3335in" svg:width="0.3335in" draw:z-index="11"><draw:text-box fo:min-height="0.0161in"><text:p text:style-name="P22"/></draw:text-box></draw:frame><text:span text:style-name="Strong_20_Emphasis"><text:span text:style-name="T3">simplifying</text:span></text:span><text:span text:style-name="T2">: putting together data from different tables to be queried more simply,</text:span></text:p>
            </text:list-item>
            <text:list-item>
              <text:p text:style-name="P15"><draw:frame draw:style-name="fr1" draw:name="Frame10" text:anchor-type="char" svg:x="-0.3335in" svg:width="0.3335in" draw:z-index="12"><draw:text-box fo:min-height="0.0161in"><text:p text:style-name="P22"/></draw:text-box></draw:frame><text:span text:style-name="Strong_20_Emphasis"><text:span text:style-name="T3">aggregating</text:span></text:span><text:span text:style-name="T2">: running aggregate functions, like finding the sum, and storing the results,</text:span></text:p>
            </text:list-item>
            <text:list-item>
              <text:p text:style-name="P15"><draw:frame draw:style-name="fr1" draw:name="Frame11" text:anchor-type="char" svg:x="-0.3335in" svg:width="0.3335in" draw:z-index="13"><draw:text-box fo:min-height="0.0161in"><text:p text:style-name="P22"/></draw:text-box></draw:frame><text:span text:style-name="Strong_20_Emphasis"><text:span text:style-name="T3">partitioning</text:span></text:span><text:span text:style-name="T2">: dividing data into logical pieces,</text:span></text:p>
            </text:list-item>
            <text:list-item>
              <text:p text:style-name="P15"><draw:frame draw:style-name="fr1" draw:name="Frame12" text:anchor-type="char" svg:x="-0.3335in" svg:width="0.3335in" draw:z-index="14"><draw:text-box fo:min-height="0.0161in"><text:p text:style-name="P22"/></draw:text-box></draw:frame><text:span text:style-name="Strong_20_Emphasis"><text:span text:style-name="T3">securing</text:span></text:span><text:span text:style-name="T2">: hiding columns that should be kept secure. While there are other ways in which views can be useful, in this lecture we will focus on the above four.</text:span></text:p>
            </text:list-item>
          </text:list>
        </text:list-item>
      </text:list>
      <text:h text:style-name="P2" text:outline-level="2"><text:a xlink:type="simple" xlink:href="https://cs50.harvard.edu/sql/notes/4/#simplifying" text:style-name="Internet_20_link" text:visited-style-name="Visited_20_Internet_20_Link"><text:bookmark text:name="simplifying"/><text:span text:style-name="T1">Simplifying</text:span></text:a></text:h>
      <text:list text:style-name="L4">
        <text:list-item>
          <text:p text:style-name="P16"><draw:frame draw:style-name="fr1" draw:name="Frame13" text:anchor-type="char" svg:x="-0.3335in" svg:width="0.3335in" draw:z-index="15"><draw:text-box fo:min-height="0.0161in"><text:p text:style-name="P22"/></draw:text-box></draw:frame><text:span text:style-name="T2">Let us open up </text:span><text:span text:style-name="Source_20_Text"><text:span text:style-name="T5">longlist.db</text:span></text:span><text:span text:style-name="T2"> on SQLite and run the </text:span><text:span text:style-name="Source_20_Text"><text:span text:style-name="T5">.schema</text:span></text:span><text:span text:style-name="T2"> command to verify that the three tables we saw in the previous example are created: </text:span><text:span text:style-name="Source_20_Text"><text:span text:style-name="T5">authors</text:span></text:span><text:span text:style-name="T2">, </text:span><text:span text:style-name="Source_20_Text"><text:span text:style-name="T5">authored</text:span></text:span><text:span text:style-name="T2"> and </text:span><text:span text:style-name="Source_20_Text"><text:span text:style-name="T5">books</text:span></text:span><text:span text:style-name="T2">.</text:span></text:p>
        </text:list-item>
        <text:list-item>
          <text:p text:style-name="P28"><draw:frame draw:style-name="fr1" draw:name="Frame14" text:anchor-type="char" svg:x="-0.3335in" svg:width="0.3335in" draw:z-index="16"><draw:text-box fo:min-height="0.0161in"><text:p text:style-name="P22"/></draw:text-box></draw:frame>To select the books written by Fernanda Melchor, we would write this nested query.</text:p>
          <text:p text:style-name="P4"><text:span text:style-name="Source_20_Text"><text:span text:style-name="T8">SELECT</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books"</text:span></text:span></text:p>
          <text:p text:style-name="P4"><text:span text:style-name="Source_20_Text"><text:span text:style-name="T8">WHERE</text:span></text:span><text:span text:style-name="Source_20_Text"><text:span text:style-name="T4"> </text:span></text:span><text:span text:style-name="Source_20_Text"><text:span text:style-name="T10">"id"</text:span></text:span><text:span text:style-name="Source_20_Text"><text:span text:style-name="T4"> </text:span></text:span><text:span text:style-name="Source_20_Text"><text:span text:style-name="T8">IN</text:span></text:span><text:span text:style-name="Source_20_Text"><text:span text:style-name="T4"> (</text:span></text:span></text:p>
          <text:p text:style-name="P4"><text:span text:style-name="Source_20_Text"><text:span text:style-name="T6"><text:s text:c="4"/></text:span></text:span><text:span text:style-name="Source_20_Text"><text:span text:style-name="T8">SELECT</text:span></text:span><text:span text:style-name="Source_20_Text"><text:span text:style-name="T4"> </text:span></text:span><text:span text:style-name="Source_20_Text"><text:span text:style-name="T10">"book_id"</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authored"</text:span></text:span></text:p>
          <text:p text:style-name="P4"><text:span text:style-name="Source_20_Text"><text:span text:style-name="T6"><text:s text:c="4"/></text:span></text:span><text:span text:style-name="Source_20_Text"><text:span text:style-name="T8">WHERE</text:span></text:span><text:span text:style-name="Source_20_Text"><text:span text:style-name="T4"> </text:span></text:span><text:span text:style-name="Source_20_Text"><text:span text:style-name="T10">"author_id"</text:span></text:span><text:span text:style-name="Source_20_Text"><text:span text:style-name="T4"> </text:span></text:span><text:span text:style-name="Source_20_Text"><text:span text:style-name="T11">=</text:span></text:span><text:span text:style-name="Source_20_Text"><text:span text:style-name="T4"> (</text:span></text:span></text:p>
          <text:p text:style-name="P4"><text:span text:style-name="Source_20_Text"><text:span text:style-name="T6"><text:s text:c="8"/></text:span></text:span><text:span text:style-name="Source_20_Text"><text:span text:style-name="T8">SELECT</text:span></text:span><text:span text:style-name="Source_20_Text"><text:span text:style-name="T4"> </text:span></text:span><text:span text:style-name="Source_20_Text"><text:span text:style-name="T10">"id"</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authors"</text:span></text:span></text:p>
          <text:p text:style-name="P4"><text:span text:style-name="Source_20_Text"><text:span text:style-name="T6"><text:s text:c="8"/></text:span></text:span><text:span text:style-name="Source_20_Text"><text:span text:style-name="T8">WHERE</text:span></text:span><text:span text:style-name="Source_20_Text"><text:span text:style-name="T4"> </text:span></text:span><text:span text:style-name="Source_20_Text"><text:span text:style-name="T10">"name"</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2">'Fernanda Melchor'</text:span></text:span></text:p>
          <text:p text:style-name="P4"><text:span text:style-name="Source_20_Text"><text:span text:style-name="T6"><text:s text:c="4"/></text:span></text:span><text:span text:style-name="Source_20_Text"><text:span text:style-name="T4">)</text:span></text:span></text:p>
          <text:p text:style-name="P4"><text:span text:style-name="Source_20_Text"><text:span text:style-name="T4">);</text:span></text:span></text:p>
        </text:list-item>
        <text:list-item>
          <text:p text:style-name="P16"><draw:frame draw:style-name="fr1" draw:name="Frame15" text:anchor-type="char" svg:x="-0.3335in" svg:width="0.3335in" draw:z-index="17"><draw:text-box fo:min-height="0.0161in"><text:p text:style-name="P22"/></draw:text-box></draw:frame><text:span text:style-name="T2">The above query is complex — there are three </text:span><text:span text:style-name="Source_20_Text"><text:span text:style-name="T5">SELECT</text:span></text:span><text:span text:style-name="T2"> queries in the nested query. To simplify this, let us first use </text:span><text:span text:style-name="Source_20_Text"><text:span text:style-name="T5">JOIN</text:span></text:span><text:span text:style-name="T2"> to create a view containing authors and their books.</text:span></text:p>
        </text:list-item>
        <text:list-item>
          <text:p text:style-name="P16"><draw:frame draw:style-name="fr1" draw:name="Frame16" text:anchor-type="char" svg:x="-0.3335in" svg:width="0.3335in" draw:z-index="18"><draw:text-box fo:min-height="0.0161in"><text:p text:style-name="P22"/></draw:text-box></draw:frame><text:span text:style-name="T2">In a new terminal, let us connect to </text:span><text:span text:style-name="Source_20_Text"><text:span text:style-name="T5">longlist.db</text:span></text:span><text:span text:style-name="T2"> again, and run the following query.</text:span></text:p>
          <text:p text:style-name="P4"><text:span text:style-name="Source_20_Text"><text:span text:style-name="T8">SELECT</text:span></text:span><text:span text:style-name="Source_20_Text"><text:span text:style-name="T4"> </text:span></text:span><text:span text:style-name="Source_20_Text"><text:span text:style-name="T10">"name"</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authors"</text:span></text:span></text:p>
          <text:p text:style-name="P4"><text:soft-page-break/><text:span text:style-name="Source_20_Text"><text:span text:style-name="T8">JOIN</text:span></text:span><text:span text:style-name="Source_20_Text"><text:span text:style-name="T4"> </text:span></text:span><text:span text:style-name="Source_20_Text"><text:span text:style-name="T10">"authored"</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authors"</text:span></text:span><text:span text:style-name="Source_20_Text"><text:span text:style-name="T4">.</text:span></text:span><text:span text:style-name="Source_20_Text"><text:span text:style-name="T10">"i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0">"authored"</text:span></text:span><text:span text:style-name="Source_20_Text"><text:span text:style-name="T4">.</text:span></text:span><text:span text:style-name="Source_20_Text"><text:span text:style-name="T10">"author_id"</text:span></text:span></text:p>
          <text:p text:style-name="P4"><text:span text:style-name="Source_20_Text"><text:span text:style-name="T8">JOIN</text:span></text:span><text:span text:style-name="Source_20_Text"><text:span text:style-name="T4"> </text:span></text:span><text:span text:style-name="Source_20_Text"><text:span text:style-name="T10">"books"</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books"</text:span></text:span><text:span text:style-name="Source_20_Text"><text:span text:style-name="T4">.</text:span></text:span><text:span text:style-name="Source_20_Text"><text:span text:style-name="T10">"i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0">"authored"</text:span></text:span><text:span text:style-name="Source_20_Text"><text:span text:style-name="T4">.</text:span></text:span><text:span text:style-name="Source_20_Text"><text:span text:style-name="T10">"book_id"</text:span></text:span><text:span text:style-name="Source_20_Text"><text:span text:style-name="T4">;</text:span></text:span></text:p>
          <text:list>
            <text:list-item>
              <text:p text:style-name="P16"><draw:frame draw:style-name="fr1" draw:name="Frame17" text:anchor-type="char" svg:x="-0.3335in" svg:width="0.3335in" draw:z-index="19"><draw:text-box fo:min-height="0.0161in"><text:p text:style-name="P22"/></draw:text-box></draw:frame><text:span text:style-name="T2">Observe that it is important to specify how two tables are joined, or the columns they are joined </text:span><text:span text:style-name="Emphasis"><text:span text:style-name="T2">on</text:span></text:span><text:span text:style-name="T2">.</text:span></text:p>
            </text:list-item>
            <text:list-item>
              <text:p text:style-name="P27"><draw:frame draw:style-name="fr1" draw:name="Frame18" text:anchor-type="char" svg:x="-0.3335in" svg:width="0.3335in" draw:z-index="20"><draw:text-box fo:min-height="0.0161in"><text:p text:style-name="P22"/></draw:text-box></draw:frame>Tip: The primary key column of one table is usually joined to the corresponding foreign key column of the other table!</text:p>
            </text:list-item>
            <text:list-item>
              <text:p text:style-name="P27"><draw:frame draw:style-name="fr1" draw:name="Frame19" text:anchor-type="char" svg:x="-0.3335in" svg:width="0.3335in" draw:z-index="21"><draw:text-box fo:min-height="0.0161in"><text:p text:style-name="P22"/></draw:text-box></draw:frame>Running this will pull up a table containing all the author names next to the titles of the books they have authored.</text:p>
            </text:list-item>
          </text:list>
        </text:list-item>
        <text:list-item>
          <text:p text:style-name="P28"><draw:frame draw:style-name="fr1" draw:name="Frame20" text:anchor-type="char" svg:x="-0.3335in" svg:width="0.3335in" draw:z-index="22"><draw:text-box fo:min-height="0.0161in"><text:p text:style-name="P22"/></draw:text-box></draw:frame>To save the virtual table created in the previous step as a view, we need to change the query.</text:p>
          <text:p text:style-name="P4"><text:span text:style-name="Source_20_Text"><text:span text:style-name="T8">CREATE</text:span></text:span><text:span text:style-name="Source_20_Text"><text:span text:style-name="T4"> </text:span></text:span><text:span text:style-name="Source_20_Text"><text:span text:style-name="T8">VIEW</text:span></text:span><text:span text:style-name="Source_20_Text"><text:span text:style-name="T4"> </text:span></text:span><text:span text:style-name="Source_20_Text"><text:span text:style-name="T10">"longlist"</text:span></text:span><text:span text:style-name="Source_20_Text"><text:span text:style-name="T4"> </text:span></text:span><text:span text:style-name="Source_20_Text"><text:span text:style-name="T8">AS</text:span></text:span></text:p>
          <text:p text:style-name="P4"><text:span text:style-name="Source_20_Text"><text:span text:style-name="T8">SELECT</text:span></text:span><text:span text:style-name="Source_20_Text"><text:span text:style-name="T4"> </text:span></text:span><text:span text:style-name="Source_20_Text"><text:span text:style-name="T10">"name"</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authors"</text:span></text:span></text:p>
          <text:p text:style-name="P4"><text:span text:style-name="Source_20_Text"><text:span text:style-name="T8">JOIN</text:span></text:span><text:span text:style-name="Source_20_Text"><text:span text:style-name="T4"> </text:span></text:span><text:span text:style-name="Source_20_Text"><text:span text:style-name="T10">"authored"</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authors"</text:span></text:span><text:span text:style-name="Source_20_Text"><text:span text:style-name="T4">.</text:span></text:span><text:span text:style-name="Source_20_Text"><text:span text:style-name="T10">"i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0">"authored"</text:span></text:span><text:span text:style-name="Source_20_Text"><text:span text:style-name="T4">.</text:span></text:span><text:span text:style-name="Source_20_Text"><text:span text:style-name="T10">"author_id"</text:span></text:span></text:p>
          <text:p text:style-name="P4"><text:span text:style-name="Source_20_Text"><text:span text:style-name="T8">JOIN</text:span></text:span><text:span text:style-name="Source_20_Text"><text:span text:style-name="T4"> </text:span></text:span><text:span text:style-name="Source_20_Text"><text:span text:style-name="T10">"books"</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books"</text:span></text:span><text:span text:style-name="Source_20_Text"><text:span text:style-name="T4">.</text:span></text:span><text:span text:style-name="Source_20_Text"><text:span text:style-name="T10">"i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0">"authored"</text:span></text:span><text:span text:style-name="Source_20_Text"><text:span text:style-name="T4">.</text:span></text:span><text:span text:style-name="Source_20_Text"><text:span text:style-name="T10">"book_id"</text:span></text:span><text:span text:style-name="Source_20_Text"><text:span text:style-name="T4">;</text:span></text:span></text:p>
          <text:p text:style-name="P16"><text:span text:style-name="T2">The view created here is called </text:span><text:span text:style-name="Source_20_Text"><text:span text:style-name="T5">longlist</text:span></text:span><text:span text:style-name="T2">. This view can now be used exactly as we would use a table in SQL.</text:span></text:p>
        </text:list-item>
        <text:list-item>
          <text:p text:style-name="P28"><draw:frame draw:style-name="fr1" draw:name="Frame21" text:anchor-type="char" svg:x="-0.3335in" svg:width="0.3335in" draw:z-index="23"><draw:text-box fo:min-height="0.0161in"><text:p text:style-name="P22"/></draw:text-box></draw:frame>Let us write a query to see all the data within this view.</text:p>
          <text:p text:style-name="P4"><text:span text:style-name="Source_20_Text"><text:span text:style-name="T8">SELECT</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longlist"</text:span></text:span><text:span text:style-name="Source_20_Text"><text:span text:style-name="T4">;</text:span></text:span></text:p>
        </text:list-item>
        <text:list-item>
          <text:p text:style-name="P16"><draw:frame draw:style-name="fr1" draw:name="Frame22" text:anchor-type="char" svg:x="-0.3335in" svg:width="0.3335in" draw:z-index="24"><draw:text-box fo:min-height="0.0161in"><text:p text:style-name="P22"/></draw:text-box></draw:frame><text:span text:style-name="T2">Using this view, we can considerably </text:span><text:span text:style-name="Strong_20_Emphasis"><text:span text:style-name="T3">simplify</text:span></text:span><text:span text:style-name="T2"> the query needed to find the books written by Fernanda Melchor.</text:span></text:p>
          <text:p text:style-name="P4"><text:span text:style-name="Source_20_Text"><text:span text:style-name="T8">SELECT</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longlist"</text:span></text:span><text:span text:style-name="Source_20_Text"><text:span text:style-name="T4"> </text:span></text:span><text:span text:style-name="Source_20_Text"><text:span text:style-name="T8">WHERE</text:span></text:span><text:span text:style-name="Source_20_Text"><text:span text:style-name="T4"> </text:span></text:span><text:span text:style-name="Source_20_Text"><text:span text:style-name="T10">"name"</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2">'Fernanda Melchor'</text:span></text:span><text:span text:style-name="Source_20_Text"><text:span text:style-name="T4">;</text:span></text:span></text:p>
        </text:list-item>
        <text:list-item>
          <text:p text:style-name="P27"><draw:frame draw:style-name="fr1" draw:name="Frame23" text:anchor-type="char" svg:x="-0.3335in" svg:width="0.3335in" draw:z-index="25"><draw:text-box fo:min-height="0.0161in"><text:p text:style-name="P22"/></draw:text-box></draw:frame>A view, being a virtual table, does not consume much more disk space to create. The data within a view is still stored in the underlying tables, but still accessible through this simplfied view.</text:p>
        </text:list-item>
      </text:list>
      <text:h text:style-name="P3" text:outline-level="3"><text:a xlink:type="simple" xlink:href="https://cs50.harvard.edu/sql/notes/4/#questions" text:style-name="Internet_20_link" text:visited-style-name="Visited_20_Internet_20_Link"><text:bookmark text:name="questions"/><text:span text:style-name="T1">Questions</text:span></text:a></text:h>
      <text:p text:style-name="P11">Can we manipulate views to be ordered, or displayed differently?</text:p>
      <text:list text:style-name="L5">
        <text:list-item>
          <text:p text:style-name="P29"><draw:frame draw:style-name="fr1" draw:name="Frame24" text:anchor-type="char" svg:x="-0.3335in" svg:width="0.3335in" draw:z-index="26"><draw:text-box fo:min-height="0.0161in"><text:p text:style-name="P22"/></draw:text-box></draw:frame>Yes, we can order books in a view in much the same way as we can in a table.</text:p>
          <text:list>
            <text:list-item>
              <text:p text:style-name="P17"><draw:frame draw:style-name="fr1" draw:name="Frame25" text:anchor-type="char" svg:x="-0.3335in" svg:width="0.3335in" draw:z-index="27"><draw:text-box fo:min-height="0.0161in"><text:p text:style-name="P22"/></draw:text-box></draw:frame><text:span text:style-name="T2">As an example, let us display the data within the </text:span><text:span text:style-name="Source_20_Text"><text:span text:style-name="T5">longlist</text:span></text:span><text:span text:style-name="T2"> view, ordered by the book titles.</text:span></text:p>
              <text:p text:style-name="P5"><text:span text:style-name="Source_20_Text"><text:span text:style-name="T8">SELECT</text:span></text:span><text:span text:style-name="Source_20_Text"><text:span text:style-name="T4"> </text:span></text:span><text:span text:style-name="Source_20_Text"><text:span text:style-name="T10">"name"</text:span></text:span><text:span text:style-name="Source_20_Text"><text:span text:style-name="T4">, </text:span></text:span><text:span text:style-name="Source_20_Text"><text:span text:style-name="T10">"title"</text:span></text:span></text:p>
              <text:p text:style-name="P5"><text:span text:style-name="Source_20_Text"><text:span text:style-name="T8">FROM</text:span></text:span><text:span text:style-name="Source_20_Text"><text:span text:style-name="T4"> <text:s/></text:span></text:span><text:span text:style-name="Source_20_Text"><text:span text:style-name="T10">"longlist"</text:span></text:span></text:p>
              <text:p text:style-name="P5"><text:span text:style-name="Source_20_Text"><text:span text:style-name="T8">ORDER</text:span></text:span><text:span text:style-name="Source_20_Text"><text:span text:style-name="T4"> </text:span></text:span><text:span text:style-name="Source_20_Text"><text:span text:style-name="T8">BY</text:span></text:span><text:span text:style-name="Source_20_Text"><text:span text:style-name="T4"> </text:span></text:span><text:span text:style-name="Source_20_Text"><text:span text:style-name="T10">"title"</text:span></text:span><text:span text:style-name="Source_20_Text"><text:span text:style-name="T4">;</text:span></text:span></text:p>
            </text:list-item>
            <text:list-item>
              <text:p text:style-name="P17"><draw:frame draw:style-name="fr1" draw:name="Frame26" text:anchor-type="char" svg:x="-0.3335in" svg:width="0.3335in" draw:z-index="28"><draw:text-box fo:min-height="0.0161in"><text:p text:style-name="P22"/></draw:text-box></draw:frame><text:span text:style-name="T2">We could also have the view itself be ordered. We can do this by including an </text:span><text:span text:style-name="Source_20_Text"><text:span text:style-name="T5">ORDER BY</text:span></text:span><text:span text:style-name="T2"> clause in the query used to create the view.</text:span></text:p>
            </text:list-item>
          </text:list>
        </text:list-item>
      </text:list>
      <text:h text:style-name="P2" text:outline-level="2"><text:a xlink:type="simple" xlink:href="https://cs50.harvard.edu/sql/notes/4/#aggregating" text:style-name="Internet_20_link" text:visited-style-name="Visited_20_Internet_20_Link"><text:bookmark text:name="aggregating"/><text:soft-page-break/><text:span text:style-name="T1">Aggregating</text:span></text:a></text:h>
      <text:list text:style-name="L6">
        <text:list-item>
          <text:p text:style-name="P18"><draw:frame draw:style-name="fr1" draw:name="Frame27" text:anchor-type="char" svg:x="-0.3335in" svg:width="0.3335in" draw:z-index="29"><draw:text-box fo:min-height="0.0161in"><text:p text:style-name="P22"/></draw:text-box></draw:frame><text:span text:style-name="T2">In </text:span><text:span text:style-name="Source_20_Text"><text:span text:style-name="T5">longlist.db</text:span></text:span><text:span text:style-name="T2"> we have a table containing individual ratings given to each book. In previous weeks, we saw how to find the average rating of every book, rounded to 2 decimal places.</text:span></text:p>
          <text:p text:style-name="P6"><text:span text:style-name="Source_20_Text"><text:span text:style-name="T8">SELECT</text:span></text:span><text:span text:style-name="Source_20_Text"><text:span text:style-name="T4"> </text:span></text:span><text:span text:style-name="Source_20_Text"><text:span text:style-name="T10">"book_id"</text:span></text:span><text:span text:style-name="Source_20_Text"><text:span text:style-name="T4">, ROUND(</text:span></text:span><text:span text:style-name="Source_20_Text"><text:span text:style-name="T8">AVG</text:span></text:span><text:span text:style-name="Source_20_Text"><text:span text:style-name="T4">(</text:span></text:span><text:span text:style-name="Source_20_Text"><text:span text:style-name="T10">"rating"</text:span></text:span><text:span text:style-name="Source_20_Text"><text:span text:style-name="T4">), </text:span></text:span><text:span text:style-name="Source_20_Text"><text:span text:style-name="T11">2</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rating"</text:span></text:span><text:span text:style-name="Source_20_Text"><text:span text:style-name="T4"> </text:span></text:span></text:p>
          <text:p text:style-name="P6"><text:span text:style-name="Source_20_Text"><text:span text:style-name="T8">FROM</text:span></text:span><text:span text:style-name="Source_20_Text"><text:span text:style-name="T4"> </text:span></text:span><text:span text:style-name="Source_20_Text"><text:span text:style-name="T10">"ratings"</text:span></text:span></text:p>
          <text:p text:style-name="P6"><text:span text:style-name="Source_20_Text"><text:span text:style-name="T8">GROUP</text:span></text:span><text:span text:style-name="Source_20_Text"><text:span text:style-name="T4"> </text:span></text:span><text:span text:style-name="Source_20_Text"><text:span text:style-name="T8">BY</text:span></text:span><text:span text:style-name="Source_20_Text"><text:span text:style-name="T4"> </text:span></text:span><text:span text:style-name="Source_20_Text"><text:span text:style-name="T10">"book_id"</text:span></text:span><text:span text:style-name="Source_20_Text"><text:span text:style-name="T4">;</text:span></text:span></text:p>
        </text:list-item>
        <text:list-item>
          <text:p text:style-name="P18"><draw:frame draw:style-name="fr1" draw:name="Frame28" text:anchor-type="char" svg:x="-0.3335in" svg:width="0.3335in" draw:z-index="30"><draw:text-box fo:min-height="0.0161in"><text:p text:style-name="P22"/></draw:text-box></draw:frame><text:span text:style-name="T2">The results of the above query can be made more useful by displaying the title of every book, and perhaps the year in which each book was longlisted. This information is present in the </text:span><text:span text:style-name="Source_20_Text"><text:span text:style-name="T5">books</text:span></text:span><text:span text:style-name="T2"> table.</text:span></text:p>
          <text:p text:style-name="P6"><text:span text:style-name="Source_20_Text"><text:span text:style-name="T8">SELECT</text:span></text:span><text:span text:style-name="Source_20_Text"><text:span text:style-name="T4"> </text:span></text:span><text:span text:style-name="Source_20_Text"><text:span text:style-name="T10">"book_id"</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10">"year"</text:span></text:span><text:span text:style-name="Source_20_Text"><text:span text:style-name="T4">, ROUND(</text:span></text:span><text:span text:style-name="Source_20_Text"><text:span text:style-name="T8">AVG</text:span></text:span><text:span text:style-name="Source_20_Text"><text:span text:style-name="T4">(</text:span></text:span><text:span text:style-name="Source_20_Text"><text:span text:style-name="T10">"rating"</text:span></text:span><text:span text:style-name="Source_20_Text"><text:span text:style-name="T4">), </text:span></text:span><text:span text:style-name="Source_20_Text"><text:span text:style-name="T11">2</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rating"</text:span></text:span><text:span text:style-name="Source_20_Text"><text:span text:style-name="T4"> </text:span></text:span></text:p>
          <text:p text:style-name="P6"><text:span text:style-name="Source_20_Text"><text:span text:style-name="T8">FROM</text:span></text:span><text:span text:style-name="Source_20_Text"><text:span text:style-name="T4"> </text:span></text:span><text:span text:style-name="Source_20_Text"><text:span text:style-name="T10">"ratings"</text:span></text:span></text:p>
          <text:p text:style-name="P6"><text:span text:style-name="Source_20_Text"><text:span text:style-name="T8">JOIN</text:span></text:span><text:span text:style-name="Source_20_Text"><text:span text:style-name="T4"> </text:span></text:span><text:span text:style-name="Source_20_Text"><text:span text:style-name="T10">"books"</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ratings"</text:span></text:span><text:span text:style-name="Source_20_Text"><text:span text:style-name="T4">.</text:span></text:span><text:span text:style-name="Source_20_Text"><text:span text:style-name="T10">"book_i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0">"books"</text:span></text:span><text:span text:style-name="Source_20_Text"><text:span text:style-name="T4">.</text:span></text:span><text:span text:style-name="Source_20_Text"><text:span text:style-name="T10">"id"</text:span></text:span></text:p>
          <text:p text:style-name="P6"><text:span text:style-name="Source_20_Text"><text:span text:style-name="T8">GROUP</text:span></text:span><text:span text:style-name="Source_20_Text"><text:span text:style-name="T4"> </text:span></text:span><text:span text:style-name="Source_20_Text"><text:span text:style-name="T8">BY</text:span></text:span><text:span text:style-name="Source_20_Text"><text:span text:style-name="T4"> </text:span></text:span><text:span text:style-name="Source_20_Text"><text:span text:style-name="T10">"book_id"</text:span></text:span><text:span text:style-name="Source_20_Text"><text:span text:style-name="T4">;</text:span></text:span></text:p>
          <text:list>
            <text:list-item>
              <text:p text:style-name="P18"><draw:frame draw:style-name="fr1" draw:name="Frame29" text:anchor-type="char" svg:x="-0.3335in" svg:width="0.3335in" draw:z-index="31"><draw:text-box fo:min-height="0.0161in"><text:p text:style-name="P22"/></draw:text-box></draw:frame><text:span text:style-name="T2">Here, we use a </text:span><text:span text:style-name="Source_20_Text"><text:span text:style-name="T5">JOIN</text:span></text:span><text:span text:style-name="T2"> to combine information from the </text:span><text:span text:style-name="Source_20_Text"><text:span text:style-name="T5">ratings</text:span></text:span><text:span text:style-name="T2"> and </text:span><text:span text:style-name="Source_20_Text"><text:span text:style-name="T5">books</text:span></text:span><text:span text:style-name="T2"> tables, joining on the book ID column.</text:span></text:p>
            </text:list-item>
            <text:list-item>
              <text:p text:style-name="P18"><draw:frame draw:style-name="fr1" draw:name="Frame30" text:anchor-type="char" svg:x="-0.3335in" svg:width="0.3335in" draw:z-index="32"><draw:text-box fo:min-height="0.0161in"><text:p text:style-name="P22"/></draw:text-box></draw:frame><text:span text:style-name="T2">Notice the order of operations in this query — in particular, the placement of the </text:span><text:span text:style-name="Source_20_Text"><text:span text:style-name="T5">GROUP BY</text:span></text:span><text:span text:style-name="T2"> operation at the end of the query after the two tables are joined.</text:span></text:p>
            </text:list-item>
          </text:list>
        </text:list-item>
        <text:list-item>
          <text:p text:style-name="P18"><draw:frame draw:style-name="fr1" draw:name="Frame31" text:anchor-type="char" svg:x="-0.3335in" svg:width="0.3335in" draw:z-index="33"><draw:text-box fo:min-height="0.0161in"><text:p text:style-name="P22"/></draw:text-box></draw:frame><text:span text:style-name="T2">This </text:span><text:span text:style-name="Strong_20_Emphasis"><text:span text:style-name="T3">aggregated</text:span></text:span><text:span text:style-name="T2"> data can be stored in a view.</text:span></text:p>
          <text:p text:style-name="P6"><text:span text:style-name="Source_20_Text"><text:span text:style-name="T8">CREATE</text:span></text:span><text:span text:style-name="Source_20_Text"><text:span text:style-name="T4"> </text:span></text:span><text:span text:style-name="Source_20_Text"><text:span text:style-name="T8">VIEW</text:span></text:span><text:span text:style-name="Source_20_Text"><text:span text:style-name="T4"> </text:span></text:span><text:span text:style-name="Source_20_Text"><text:span text:style-name="T10">"average_book_ratings"</text:span></text:span><text:span text:style-name="Source_20_Text"><text:span text:style-name="T4"> </text:span></text:span><text:span text:style-name="Source_20_Text"><text:span text:style-name="T8">AS</text:span></text:span></text:p>
          <text:p text:style-name="P6"><text:span text:style-name="Source_20_Text"><text:span text:style-name="T8">SELECT</text:span></text:span><text:span text:style-name="Source_20_Text"><text:span text:style-name="T4"> </text:span></text:span><text:span text:style-name="Source_20_Text"><text:span text:style-name="T10">"book_id"</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id"</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10">"year"</text:span></text:span><text:span text:style-name="Source_20_Text"><text:span text:style-name="T4">, ROUND(</text:span></text:span><text:span text:style-name="Source_20_Text"><text:span text:style-name="T8">AVG</text:span></text:span><text:span text:style-name="Source_20_Text"><text:span text:style-name="T4">(</text:span></text:span><text:span text:style-name="Source_20_Text"><text:span text:style-name="T10">"rating"</text:span></text:span><text:span text:style-name="Source_20_Text"><text:span text:style-name="T4">), </text:span></text:span><text:span text:style-name="Source_20_Text"><text:span text:style-name="T11">2</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rating"</text:span></text:span><text:span text:style-name="Source_20_Text"><text:span text:style-name="T4"> </text:span></text:span></text:p>
          <text:p text:style-name="P6"><text:span text:style-name="Source_20_Text"><text:span text:style-name="T8">FROM</text:span></text:span><text:span text:style-name="Source_20_Text"><text:span text:style-name="T4"> </text:span></text:span><text:span text:style-name="Source_20_Text"><text:span text:style-name="T10">"ratings"</text:span></text:span></text:p>
          <text:p text:style-name="P6"><text:span text:style-name="Source_20_Text"><text:span text:style-name="T8">JOIN</text:span></text:span><text:span text:style-name="Source_20_Text"><text:span text:style-name="T4"> </text:span></text:span><text:span text:style-name="Source_20_Text"><text:span text:style-name="T10">"books"</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ratings"</text:span></text:span><text:span text:style-name="Source_20_Text"><text:span text:style-name="T4">.</text:span></text:span><text:span text:style-name="Source_20_Text"><text:span text:style-name="T10">"book_i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0">"books"</text:span></text:span><text:span text:style-name="Source_20_Text"><text:span text:style-name="T4">.</text:span></text:span><text:span text:style-name="Source_20_Text"><text:span text:style-name="T10">"id"</text:span></text:span></text:p>
          <text:p text:style-name="P6"><text:span text:style-name="Source_20_Text"><text:span text:style-name="T8">GROUP</text:span></text:span><text:span text:style-name="Source_20_Text"><text:span text:style-name="T4"> </text:span></text:span><text:span text:style-name="Source_20_Text"><text:span text:style-name="T8">BY</text:span></text:span><text:span text:style-name="Source_20_Text"><text:span text:style-name="T4"> </text:span></text:span><text:span text:style-name="Source_20_Text"><text:span text:style-name="T10">"book_id"</text:span></text:span><text:span text:style-name="Source_20_Text"><text:span text:style-name="T4">;</text:span></text:span></text:p>
          <text:list>
            <text:list-item>
              <text:p text:style-name="P30"><draw:frame draw:style-name="fr1" draw:name="Frame32" text:anchor-type="char" svg:x="-0.3335in" svg:width="0.3335in" draw:z-index="34"><draw:text-box fo:min-height="0.0161in"><text:p text:style-name="P22"/></draw:text-box></draw:frame>Now, let us see the data in this view.</text:p>
              <text:p text:style-name="P6"><text:span text:style-name="Source_20_Text"><text:span text:style-name="T8">SELECT</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average_book_ratings"</text:span></text:span><text:span text:style-name="Source_20_Text"><text:span text:style-name="T4">;</text:span></text:span></text:p>
            </text:list-item>
          </text:list>
        </text:list-item>
        <text:list-item>
          <text:p text:style-name="P18"><draw:frame draw:style-name="fr1" draw:name="Frame33" text:anchor-type="char" svg:x="-0.3335in" svg:width="0.3335in" draw:z-index="35"><draw:text-box fo:min-height="0.0161in"><text:p text:style-name="P22"/></draw:text-box></draw:frame><text:span text:style-name="T2">On adding more data to the </text:span><text:span text:style-name="Source_20_Text"><text:span text:style-name="T5">ratings</text:span></text:span><text:span text:style-name="T2"> table, to obtain an up-to-date aggregate, we need to simply requery the view using a </text:span><text:span text:style-name="Source_20_Text"><text:span text:style-name="T5">SELECT</text:span></text:span><text:span text:style-name="T2"> command like the above!</text:span></text:p>
        </text:list-item>
        <text:list-item>
          <text:p text:style-name="P18"><draw:frame draw:style-name="fr1" draw:name="Frame34" text:anchor-type="char" svg:x="-0.3335in" svg:width="0.3335in" draw:z-index="36"><draw:text-box fo:min-height="0.0161in"><text:p text:style-name="P22"/></draw:text-box></draw:frame><text:span text:style-name="T2">Each time a view is created, it gets added to the schema. We can verify this by running </text:span><text:span text:style-name="Source_20_Text"><text:span text:style-name="T5">.schema</text:span></text:span><text:span text:style-name="T2"> to observe that </text:span><text:span text:style-name="Source_20_Text"><text:span text:style-name="T5">longlist</text:span></text:span><text:span text:style-name="T2"> and </text:span><text:span text:style-name="Source_20_Text"><text:span text:style-name="T5">average_book_ratings</text:span></text:span><text:span text:style-name="T2"> are now part of this database’s schema.</text:span></text:p>
        </text:list-item>
        <text:list-item>
          <text:p text:style-name="P18"><draw:frame draw:style-name="fr1" draw:name="Frame35" text:anchor-type="char" svg:x="-0.3335in" svg:width="0.3335in" draw:z-index="37"><draw:text-box fo:min-height="0.0161in"><text:p text:style-name="P22"/></draw:text-box></draw:frame><text:span text:style-name="T2">To create temporary views that are not stored in the database schema, we can use </text:span><text:span text:style-name="Source_20_Text"><text:span text:style-name="T5">CREATE TEMPORARY VIEW</text:span></text:span><text:span text:style-name="T2">. This command creates a view that exists only for the duration of our connection with the database.</text:span></text:p>
        </text:list-item>
        <text:list-item>
          <text:p text:style-name="P18"><draw:frame draw:style-name="fr1" draw:name="Frame36" text:anchor-type="char" svg:x="-0.3335in" svg:width="0.3335in" draw:z-index="38"><draw:text-box fo:min-height="0.0161in"><text:p text:style-name="P22"/></draw:text-box></draw:frame><text:span text:style-name="T2">To find the average rating of books </text:span><text:span text:style-name="Emphasis"><text:span text:style-name="T2">per year</text:span></text:span><text:span text:style-name="T2">, we can use the view we already created.</text:span></text:p>
          <text:p text:style-name="P6"><text:span text:style-name="Source_20_Text"><text:span text:style-name="T8">SELECT</text:span></text:span><text:span text:style-name="Source_20_Text"><text:span text:style-name="T4"> </text:span></text:span><text:span text:style-name="Source_20_Text"><text:span text:style-name="T10">"year"</text:span></text:span><text:span text:style-name="Source_20_Text"><text:span text:style-name="T4">, ROUND(</text:span></text:span><text:span text:style-name="Source_20_Text"><text:span text:style-name="T8">AVG</text:span></text:span><text:span text:style-name="Source_20_Text"><text:span text:style-name="T4">(</text:span></text:span><text:span text:style-name="Source_20_Text"><text:span text:style-name="T10">"rating"</text:span></text:span><text:span text:style-name="Source_20_Text"><text:span text:style-name="T4">), </text:span></text:span><text:span text:style-name="Source_20_Text"><text:span text:style-name="T11">2</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rating"</text:span></text:span><text:span text:style-name="Source_20_Text"><text:span text:style-name="T4"> </text:span></text:span></text:p>
          <text:p text:style-name="P6"><text:span text:style-name="Source_20_Text"><text:span text:style-name="T8">FROM</text:span></text:span><text:span text:style-name="Source_20_Text"><text:span text:style-name="T4"> </text:span></text:span><text:span text:style-name="Source_20_Text"><text:span text:style-name="T10">"average_book_ratings"</text:span></text:span><text:span text:style-name="Source_20_Text"><text:span text:style-name="T4"> </text:span></text:span></text:p>
          <text:p text:style-name="P6"><text:span text:style-name="Source_20_Text"><text:span text:style-name="T8">GROUP</text:span></text:span><text:span text:style-name="Source_20_Text"><text:span text:style-name="T4"> </text:span></text:span><text:span text:style-name="Source_20_Text"><text:span text:style-name="T8">BY</text:span></text:span><text:span text:style-name="Source_20_Text"><text:span text:style-name="T4"> </text:span></text:span><text:span text:style-name="Source_20_Text"><text:span text:style-name="T10">"year"</text:span></text:span><text:span text:style-name="Source_20_Text"><text:span text:style-name="T4">;</text:span></text:span></text:p>
          <text:p text:style-name="P18"><text:soft-page-break/><text:span text:style-name="T2">Notice that we select the </text:span><text:span text:style-name="Source_20_Text"><text:span text:style-name="T5">rating</text:span></text:span><text:span text:style-name="T2"> column from </text:span><text:span text:style-name="Source_20_Text"><text:span text:style-name="T5">average_book_ratings</text:span></text:span><text:span text:style-name="T2">, which already contains the average ratings per book. Next, we group these by year and calculate the average ratings again, which gives us the average rating per year!</text:span></text:p>
        </text:list-item>
        <text:list-item>
          <text:p text:style-name="P30"><draw:frame draw:style-name="fr1" draw:name="Frame37" text:anchor-type="char" svg:x="-0.3335in" svg:width="0.3335in" draw:z-index="39"><draw:text-box fo:min-height="0.0161in"><text:p text:style-name="P22"/></draw:text-box></draw:frame>We can store the results in a temporary view.</text:p>
          <text:p text:style-name="P6"><text:span text:style-name="Source_20_Text"><text:span text:style-name="T8">CREATE</text:span></text:span><text:span text:style-name="Source_20_Text"><text:span text:style-name="T4"> </text:span></text:span><text:span text:style-name="Source_20_Text"><text:span text:style-name="T8">TEMPORARY</text:span></text:span><text:span text:style-name="Source_20_Text"><text:span text:style-name="T4"> </text:span></text:span><text:span text:style-name="Source_20_Text"><text:span text:style-name="T8">VIEW</text:span></text:span><text:span text:style-name="Source_20_Text"><text:span text:style-name="T4"> </text:span></text:span><text:span text:style-name="Source_20_Text"><text:span text:style-name="T10">"average_ratings_by_year"</text:span></text:span><text:span text:style-name="Source_20_Text"><text:span text:style-name="T4"> </text:span></text:span><text:span text:style-name="Source_20_Text"><text:span text:style-name="T8">AS</text:span></text:span></text:p>
          <text:p text:style-name="P6"><text:span text:style-name="Source_20_Text"><text:span text:style-name="T8">SELECT</text:span></text:span><text:span text:style-name="Source_20_Text"><text:span text:style-name="T4"> </text:span></text:span><text:span text:style-name="Source_20_Text"><text:span text:style-name="T10">"year"</text:span></text:span><text:span text:style-name="Source_20_Text"><text:span text:style-name="T4">, ROUND(</text:span></text:span><text:span text:style-name="Source_20_Text"><text:span text:style-name="T8">AVG</text:span></text:span><text:span text:style-name="Source_20_Text"><text:span text:style-name="T4">(</text:span></text:span><text:span text:style-name="Source_20_Text"><text:span text:style-name="T10">"rating"</text:span></text:span><text:span text:style-name="Source_20_Text"><text:span text:style-name="T4">), </text:span></text:span><text:span text:style-name="Source_20_Text"><text:span text:style-name="T11">2</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rating"</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average_book_ratings"</text:span></text:span><text:span text:style-name="Source_20_Text"><text:span text:style-name="T4"> </text:span></text:span></text:p>
          <text:p text:style-name="P6"><text:span text:style-name="Source_20_Text"><text:span text:style-name="T8">GROUP</text:span></text:span><text:span text:style-name="Source_20_Text"><text:span text:style-name="T4"> </text:span></text:span><text:span text:style-name="Source_20_Text"><text:span text:style-name="T8">BY</text:span></text:span><text:span text:style-name="Source_20_Text"><text:span text:style-name="T4"> </text:span></text:span><text:span text:style-name="Source_20_Text"><text:span text:style-name="T10">"year"</text:span></text:span><text:span text:style-name="Source_20_Text"><text:span text:style-name="T4">;</text:span></text:span></text:p>
        </text:list-item>
      </text:list>
      <text:h text:style-name="P3" text:outline-level="3"><text:a xlink:type="simple" xlink:href="https://cs50.harvard.edu/sql/notes/4/#questions-1" text:style-name="Internet_20_link" text:visited-style-name="Visited_20_Internet_20_Link"><text:bookmark text:name="questions-1"/><text:span text:style-name="T1">Questions</text:span></text:a></text:h>
      <text:p text:style-name="P11">Can temporary views be used to test whether a query works or not?</text:p>
      <text:list text:style-name="L7">
        <text:list-item>
          <text:p text:style-name="P31"><draw:frame draw:style-name="fr1" draw:name="Frame38" text:anchor-type="char" svg:x="-0.3335in" svg:width="0.3335in" draw:z-index="40"><draw:text-box fo:min-height="0.0161in"><text:p text:style-name="P22"/></draw:text-box></draw:frame>Yes, this is a great use case for temporary views! To generalize a little, temporary views are used when we want to organize data in some way without actually storing that organization long-term.</text:p>
        </text:list-item>
      </text:list>
      <text:h text:style-name="P2" text:outline-level="2"><text:a xlink:type="simple" xlink:href="https://cs50.harvard.edu/sql/notes/4/#common-table-expression-cte" text:style-name="Internet_20_link" text:visited-style-name="Visited_20_Internet_20_Link"><text:bookmark text:name="common-table-expression-cte"/><text:span text:style-name="T1">Common Table Expression (CTE)</text:span></text:a></text:h>
      <text:list text:style-name="L8">
        <text:list-item>
          <text:p text:style-name="P32"><draw:frame draw:style-name="fr1" draw:name="Frame39" text:anchor-type="char" svg:x="-0.3335in" svg:width="0.3335in" draw:z-index="41"><draw:text-box fo:min-height="0.0161in"><text:p text:style-name="P22"/></draw:text-box></draw:frame>A regular view exists forever in our database schema. A temporary view exists for the duration of our connection with the database. A CTE is a view that exists for a single query alone.</text:p>
        </text:list-item>
        <text:list-item>
          <text:p text:style-name="P19"><draw:frame draw:style-name="fr1" draw:name="Frame40" text:anchor-type="char" svg:x="-0.3335in" svg:width="0.3335in" draw:z-index="42"><draw:text-box fo:min-height="0.0161in"><text:p text:style-name="P22"/></draw:text-box></draw:frame><text:span text:style-name="T2">Let us recreate the view containing average book ratings per year using a CTE instead of a temporary view. First, we need to drop the existing temporary view so that we can reuse the name </text:span><text:span text:style-name="Source_20_Text"><text:span text:style-name="T5">average_book_ratings</text:span></text:span><text:span text:style-name="T2">.</text:span></text:p>
          <text:p text:style-name="P7"><text:span text:style-name="Source_20_Text"><text:span text:style-name="T8">DROP</text:span></text:span><text:span text:style-name="Source_20_Text"><text:span text:style-name="T4"> </text:span></text:span><text:span text:style-name="Source_20_Text"><text:span text:style-name="T8">VIEW</text:span></text:span><text:span text:style-name="Source_20_Text"><text:span text:style-name="T4"> </text:span></text:span><text:span text:style-name="Source_20_Text"><text:span text:style-name="T10">"average_book_ratings"</text:span></text:span><text:span text:style-name="Source_20_Text"><text:span text:style-name="T4">;</text:span></text:span></text:p>
        </text:list-item>
        <text:list-item>
          <text:p text:style-name="P19"><draw:frame draw:style-name="fr1" draw:name="Frame41" text:anchor-type="char" svg:x="-0.3335in" svg:width="0.3335in" draw:z-index="43"><draw:text-box fo:min-height="0.0161in"><text:p text:style-name="P22"/></draw:text-box></draw:frame><text:span text:style-name="T2">Next, we create a CTE containing the average ratings </text:span><text:span text:style-name="Emphasis"><text:span text:style-name="T2">per book</text:span></text:span><text:span text:style-name="T2">. We then use the average ratings per book to calculate the average ratings </text:span><text:span text:style-name="Emphasis"><text:span text:style-name="T2">per year</text:span></text:span><text:span text:style-name="T2">, in much the same way as we did before.</text:span></text:p>
          <text:p text:style-name="P7"><text:span text:style-name="Source_20_Text"><text:span text:style-name="T8">WITH</text:span></text:span><text:span text:style-name="Source_20_Text"><text:span text:style-name="T4"> </text:span></text:span><text:span text:style-name="Source_20_Text"><text:span text:style-name="T10">"average_book_ratings"</text:span></text:span><text:span text:style-name="Source_20_Text"><text:span text:style-name="T4"> </text:span></text:span><text:span text:style-name="Source_20_Text"><text:span text:style-name="T8">AS</text:span></text:span><text:span text:style-name="Source_20_Text"><text:span text:style-name="T4"> (</text:span></text:span></text:p>
          <text:p text:style-name="P7"><text:span text:style-name="Source_20_Text"><text:span text:style-name="T6"><text:s text:c="4"/></text:span></text:span><text:span text:style-name="Source_20_Text"><text:span text:style-name="T8">SELECT</text:span></text:span><text:span text:style-name="Source_20_Text"><text:span text:style-name="T4"> </text:span></text:span><text:span text:style-name="Source_20_Text"><text:span text:style-name="T10">"book_id"</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10">"year"</text:span></text:span><text:span text:style-name="Source_20_Text"><text:span text:style-name="T4">, ROUND(</text:span></text:span><text:span text:style-name="Source_20_Text"><text:span text:style-name="T8">AVG</text:span></text:span><text:span text:style-name="Source_20_Text"><text:span text:style-name="T4">(</text:span></text:span><text:span text:style-name="Source_20_Text"><text:span text:style-name="T10">"rating"</text:span></text:span><text:span text:style-name="Source_20_Text"><text:span text:style-name="T4">), </text:span></text:span><text:span text:style-name="Source_20_Text"><text:span text:style-name="T11">2</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rating"</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ratings"</text:span></text:span></text:p>
          <text:p text:style-name="P7"><text:span text:style-name="Source_20_Text"><text:span text:style-name="T6"><text:s text:c="4"/></text:span></text:span><text:span text:style-name="Source_20_Text"><text:span text:style-name="T8">JOIN</text:span></text:span><text:span text:style-name="Source_20_Text"><text:span text:style-name="T4"> </text:span></text:span><text:span text:style-name="Source_20_Text"><text:span text:style-name="T10">"books"</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ratings"</text:span></text:span><text:span text:style-name="Source_20_Text"><text:span text:style-name="T4">.</text:span></text:span><text:span text:style-name="Source_20_Text"><text:span text:style-name="T10">"book_i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0">"books"</text:span></text:span><text:span text:style-name="Source_20_Text"><text:span text:style-name="T4">.</text:span></text:span><text:span text:style-name="Source_20_Text"><text:span text:style-name="T10">"id"</text:span></text:span></text:p>
          <text:p text:style-name="P7"><text:span text:style-name="Source_20_Text"><text:span text:style-name="T6"><text:s text:c="4"/></text:span></text:span><text:span text:style-name="Source_20_Text"><text:span text:style-name="T8">GROUP</text:span></text:span><text:span text:style-name="Source_20_Text"><text:span text:style-name="T4"> </text:span></text:span><text:span text:style-name="Source_20_Text"><text:span text:style-name="T8">BY</text:span></text:span><text:span text:style-name="Source_20_Text"><text:span text:style-name="T4"> </text:span></text:span><text:span text:style-name="Source_20_Text"><text:span text:style-name="T10">"book_id"</text:span></text:span></text:p>
          <text:p text:style-name="P7"><text:span text:style-name="Source_20_Text"><text:span text:style-name="T4">)</text:span></text:span></text:p>
          <text:p text:style-name="P7"><text:span text:style-name="Source_20_Text"><text:span text:style-name="T8">SELECT</text:span></text:span><text:span text:style-name="Source_20_Text"><text:span text:style-name="T4"> </text:span></text:span><text:span text:style-name="Source_20_Text"><text:span text:style-name="T10">"year"</text:span></text:span><text:span text:style-name="Source_20_Text"><text:span text:style-name="T4"> ROUND(</text:span></text:span><text:span text:style-name="Source_20_Text"><text:span text:style-name="T8">AVG</text:span></text:span><text:span text:style-name="Source_20_Text"><text:span text:style-name="T4">(</text:span></text:span><text:span text:style-name="Source_20_Text"><text:span text:style-name="T10">"rating"</text:span></text:span><text:span text:style-name="Source_20_Text"><text:span text:style-name="T4">), </text:span></text:span><text:span text:style-name="Source_20_Text"><text:span text:style-name="T11">2</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rating"</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average_book_ratings"</text:span></text:span></text:p>
          <text:p text:style-name="P7"><text:span text:style-name="Source_20_Text"><text:span text:style-name="T8">GROUP</text:span></text:span><text:span text:style-name="Source_20_Text"><text:span text:style-name="T4"> </text:span></text:span><text:span text:style-name="Source_20_Text"><text:span text:style-name="T8">BY</text:span></text:span><text:span text:style-name="Source_20_Text"><text:span text:style-name="T4"> </text:span></text:span><text:span text:style-name="Source_20_Text"><text:span text:style-name="T10">"year"</text:span></text:span><text:span text:style-name="Source_20_Text"><text:span text:style-name="T4">;</text:span></text:span></text:p>
        </text:list-item>
      </text:list>
      <text:h text:style-name="P2" text:outline-level="2"><text:a xlink:type="simple" xlink:href="https://cs50.harvard.edu/sql/notes/4/#partitioning" text:style-name="Internet_20_link" text:visited-style-name="Visited_20_Internet_20_Link"><text:bookmark text:name="partitioning"/><text:span text:style-name="T1">Partitioning</text:span></text:a></text:h>
      <text:list text:style-name="L9">
        <text:list-item>
          <text:p text:style-name="P34"><draw:frame draw:style-name="fr1" draw:name="Frame42" text:anchor-type="char" svg:x="-0.3335in" svg:width="0.3335in" draw:z-index="44"><draw:text-box fo:min-height="0.0161in"><text:p text:style-name="P22"/></draw:text-box></draw:frame>Views can be used to partition data, or to break it into smaller pieces that will be useful to us or an application. For example, the website for the International <text:soft-page-break/>Booker Prize has a page of longlisted books for each year the prize was awarded. However, our database stores all the longlisted books in a single table. For the sake of creating the website, or a different purpose, it might be useful to have a different table (or view) of books for each year.</text:p>
        </text:list-item>
        <text:list-item>
          <text:p text:style-name="P33"><draw:frame draw:style-name="fr1" draw:name="Frame43" text:anchor-type="char" svg:x="-0.3335in" svg:width="0.3335in" draw:z-index="45"><draw:text-box fo:min-height="0.0161in"><text:p text:style-name="P22"/></draw:text-box></draw:frame>Let us create a view to store books longlisted in 2022.</text:p>
          <text:p text:style-name="P8"><text:span text:style-name="Source_20_Text"><text:span text:style-name="T8">CREATE</text:span></text:span><text:span text:style-name="Source_20_Text"><text:span text:style-name="T4"> </text:span></text:span><text:span text:style-name="Source_20_Text"><text:span text:style-name="T8">VIEW</text:span></text:span><text:span text:style-name="Source_20_Text"><text:span text:style-name="T4"> </text:span></text:span><text:span text:style-name="Source_20_Text"><text:span text:style-name="T10">"2022"</text:span></text:span><text:span text:style-name="Source_20_Text"><text:span text:style-name="T4"> </text:span></text:span><text:span text:style-name="Source_20_Text"><text:span text:style-name="T8">AS</text:span></text:span></text:p>
          <text:p text:style-name="P8"><text:span text:style-name="Source_20_Text"><text:span text:style-name="T8">SELECT</text:span></text:span><text:span text:style-name="Source_20_Text"><text:span text:style-name="T4"> </text:span></text:span><text:span text:style-name="Source_20_Text"><text:span text:style-name="T10">"id"</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books"</text:span></text:span></text:p>
          <text:p text:style-name="P8"><text:span text:style-name="Source_20_Text"><text:span text:style-name="T8">WHERE</text:span></text:span><text:span text:style-name="Source_20_Text"><text:span text:style-name="T4"> </text:span></text:span><text:span text:style-name="Source_20_Text"><text:span text:style-name="T10">"year"</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1">2022</text:span></text:span><text:span text:style-name="Source_20_Text"><text:span text:style-name="T4">;</text:span></text:span></text:p>
          <text:list>
            <text:list-item>
              <text:p text:style-name="P33"><draw:frame draw:style-name="fr1" draw:name="Frame44" text:anchor-type="char" svg:x="-0.3335in" svg:width="0.3335in" draw:z-index="46"><draw:text-box fo:min-height="0.0161in"><text:p text:style-name="P22"/></draw:text-box></draw:frame>We can also see the data in this view.</text:p>
              <text:p text:style-name="P8"><text:span text:style-name="Source_20_Text"><text:span text:style-name="T8">SELECT</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2022"</text:span></text:span><text:span text:style-name="Source_20_Text"><text:span text:style-name="T4">;</text:span></text:span></text:p>
            </text:list-item>
          </text:list>
        </text:list-item>
      </text:list>
      <text:h text:style-name="P3" text:outline-level="3"><text:a xlink:type="simple" xlink:href="https://cs50.harvard.edu/sql/notes/4/#questions-2" text:style-name="Internet_20_link" text:visited-style-name="Visited_20_Internet_20_Link"><text:bookmark text:name="questions-2"/><text:span text:style-name="T1">Questions</text:span></text:a></text:h>
      <text:p text:style-name="P11">Can views be updated?</text:p>
      <text:list text:style-name="L10">
        <text:list-item>
          <text:p text:style-name="P35"><draw:frame draw:style-name="fr1" draw:name="Frame45" text:anchor-type="char" svg:x="-0.3335in" svg:width="0.3335in" draw:z-index="47"><draw:text-box fo:min-height="0.0161in"><text:p text:style-name="P22"/></draw:text-box></draw:frame>No, because views do not have any data in the way that tables do. Views actually pull data from the underlying tables each time they are queried. This means that when an underlying table is updated, the next time the view is queried, it will display updated data from the table!</text:p>
        </text:list-item>
      </text:list>
      <text:h text:style-name="P2" text:outline-level="2"><text:a xlink:type="simple" xlink:href="https://cs50.harvard.edu/sql/notes/4/#securing" text:style-name="Internet_20_link" text:visited-style-name="Visited_20_Internet_20_Link"><text:bookmark text:name="securing"/><text:span text:style-name="T1">Securing</text:span></text:a></text:h>
      <text:list text:style-name="L11">
        <text:list-item>
          <text:p text:style-name="P37"><draw:frame draw:style-name="fr1" draw:name="Frame46" text:anchor-type="char" svg:x="-0.3335in" svg:width="0.3335in" draw:z-index="48"><draw:text-box fo:min-height="0.0161in"><text:p text:style-name="P22"/></draw:text-box></draw:frame>Views can be used to enhance database security by limiting access to certain data.</text:p>
        </text:list-item>
        <text:list-item>
          <text:p text:style-name="P20"><draw:frame draw:style-name="fr1" draw:name="Frame47" text:anchor-type="char" svg:x="-0.3335in" svg:width="0.3335in" draw:z-index="49"><draw:text-box fo:min-height="0.0161in"><text:p text:style-name="P22"/></draw:text-box></draw:frame><text:span text:style-name="T2">Consider a rideshare company’s database with a table </text:span><text:span text:style-name="Source_20_Text"><text:span text:style-name="T5">rides</text:span></text:span><text:span text:style-name="T2"> that looks like the following.</text:span></text:p>
          <text:p text:style-name="P43"><draw:frame draw:style-name="fr2" draw:name="Image4" text:anchor-type="as-char" svg:width="0.7874in" svg:height="0.3937in" draw:z-index="50"><draw:image xlink:href="https://cs50.harvard.edu/sql/notes/4/images/41.jpg" xlink:type="simple" xlink:show="embed" xlink:actuate="onLoad"/><svg:title>"Rides table containing destination, origin and riders"</svg:title></draw:frame></text:p>
        </text:list-item>
        <text:list-item>
          <text:p text:style-name="P37"><draw:frame draw:style-name="fr1" draw:name="Frame48" text:anchor-type="char" svg:x="-0.3335in" svg:width="0.3335in" draw:z-index="51"><draw:text-box fo:min-height="0.0161in"><text:p text:style-name="P22"/></draw:text-box></draw:frame>If we were to give this data to an analyst, whose job is to find the most popular ride routes, it would be irrelevant and indeed, not secure to give them the names of individual riders. Rider names are likely categorized as Personally Identifiable Information (PII) which companies are not allowed to share indiscriminately.</text:p>
        </text:list-item>
        <text:list-item>
          <text:p text:style-name="P37"><draw:frame draw:style-name="fr1" draw:name="Frame49" text:anchor-type="char" svg:x="-0.3335in" svg:width="0.3335in" draw:z-index="52"><draw:text-box fo:min-height="0.0161in"><text:p text:style-name="P22"/></draw:text-box></draw:frame>Views can be handy in this situation — we can share with the analyst a view containing the origin and destination of rides, but not the rider names.</text:p>
        </text:list-item>
        <text:list-item>
          <text:p text:style-name="P20"><draw:frame draw:style-name="fr1" draw:name="Frame50" text:anchor-type="char" svg:x="-0.3335in" svg:width="0.3335in" draw:z-index="53"><draw:text-box fo:min-height="0.0161in"><text:p text:style-name="P22"/></draw:text-box></draw:frame><text:span text:style-name="T2">To try this out, let us open </text:span><text:span text:style-name="Source_20_Text"><text:span text:style-name="T5">rideshare.db</text:span></text:span><text:span text:style-name="T2"> in our terminal. Running </text:span><text:span text:style-name="Source_20_Text"><text:span text:style-name="T5">.schema</text:span></text:span><text:span text:style-name="T2"> should reveal one table called </text:span><text:span text:style-name="Source_20_Text"><text:span text:style-name="T5">rides</text:span></text:span><text:span text:style-name="T2"> in this database.</text:span></text:p>
        </text:list-item>
        <text:list-item>
          <text:p text:style-name="P20"><draw:frame draw:style-name="fr1" draw:name="Frame51" text:anchor-type="char" svg:x="-0.3335in" svg:width="0.3335in" draw:z-index="54"><draw:text-box fo:min-height="0.0161in"><text:p text:style-name="P22"/></draw:text-box></draw:frame><text:span text:style-name="T2">We can create a view with the relevant columns, while omitting the </text:span><text:span text:style-name="Source_20_Text"><text:span text:style-name="T5">rider</text:span></text:span><text:span text:style-name="T2"> column altogether. But we will go one step further here, and create a </text:span><text:span text:style-name="Source_20_Text"><text:span text:style-name="T5">rider</text:span></text:span><text:span text:style-name="T2"> column to display an anonymous rider for each row in the table. This will </text:span><text:soft-page-break/><text:span text:style-name="T2">indicate to the analyst that while we have rider names in the database, the names have been anonymized for security.</text:span></text:p>
          <text:p text:style-name="P9"><text:span text:style-name="Source_20_Text"><text:span text:style-name="T8">CREATE</text:span></text:span><text:span text:style-name="Source_20_Text"><text:span text:style-name="T4"> </text:span></text:span><text:span text:style-name="Source_20_Text"><text:span text:style-name="T8">VIEW</text:span></text:span><text:span text:style-name="Source_20_Text"><text:span text:style-name="T4"> </text:span></text:span><text:span text:style-name="Source_20_Text"><text:span text:style-name="T10">"analysis"</text:span></text:span><text:span text:style-name="Source_20_Text"><text:span text:style-name="T4"> </text:span></text:span><text:span text:style-name="Source_20_Text"><text:span text:style-name="T8">AS</text:span></text:span></text:p>
          <text:p text:style-name="P9"><text:span text:style-name="Source_20_Text"><text:span text:style-name="T8">SELECT</text:span></text:span><text:span text:style-name="Source_20_Text"><text:span text:style-name="T4"> </text:span></text:span><text:span text:style-name="Source_20_Text"><text:span text:style-name="T10">"id"</text:span></text:span><text:span text:style-name="Source_20_Text"><text:span text:style-name="T4">, </text:span></text:span><text:span text:style-name="Source_20_Text"><text:span text:style-name="T10">"origin"</text:span></text:span><text:span text:style-name="Source_20_Text"><text:span text:style-name="T4">, </text:span></text:span><text:span text:style-name="Source_20_Text"><text:span text:style-name="T10">"destination"</text:span></text:span><text:span text:style-name="Source_20_Text"><text:span text:style-name="T4">, </text:span></text:span><text:span text:style-name="Source_20_Text"><text:span text:style-name="T12">'Anonymous'</text:span></text:span><text:span text:style-name="Source_20_Text"><text:span text:style-name="T4"> </text:span></text:span><text:span text:style-name="Source_20_Text"><text:span text:style-name="T8">AS</text:span></text:span><text:span text:style-name="Source_20_Text"><text:span text:style-name="T4"> </text:span></text:span><text:span text:style-name="Source_20_Text"><text:span text:style-name="T10">"rider"</text:span></text:span><text:span text:style-name="Source_20_Text"><text:span text:style-name="T4"> </text:span></text:span></text:p>
          <text:p text:style-name="P9"><text:span text:style-name="Source_20_Text"><text:span text:style-name="T8">FROM</text:span></text:span><text:span text:style-name="Source_20_Text"><text:span text:style-name="T4"> </text:span></text:span><text:span text:style-name="Source_20_Text"><text:span text:style-name="T10">"rides"</text:span></text:span><text:span text:style-name="Source_20_Text"><text:span text:style-name="T4">;</text:span></text:span></text:p>
          <text:list>
            <text:list-item>
              <text:p text:style-name="P36"><draw:frame draw:style-name="fr1" draw:name="Frame52" text:anchor-type="char" svg:x="-0.3335in" svg:width="0.3335in" draw:z-index="55"><draw:text-box fo:min-height="0.0161in"><text:p text:style-name="P22"/></draw:text-box></draw:frame>We can query this view to ensure that it is secure.</text:p>
              <text:p text:style-name="P9"><text:span text:style-name="Source_20_Text"><text:span text:style-name="T8">SELECT</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analysis"</text:span></text:span><text:span text:style-name="Source_20_Text"><text:span text:style-name="T4">;</text:span></text:span></text:p>
            </text:list-item>
          </text:list>
        </text:list-item>
        <text:list-item>
          <text:p text:style-name="P20"><draw:frame draw:style-name="fr1" draw:name="Frame53" text:anchor-type="char" svg:x="-0.3335in" svg:width="0.3335in" draw:z-index="56"><draw:text-box fo:min-height="0.0161in"><text:p text:style-name="P22"/></draw:text-box></draw:frame><text:span text:style-name="T2">Although we can create a view that anonymizes data, SQLite does not allow access control. This means that our analyst could simply query the original </text:span><text:span text:style-name="Source_20_Text"><text:span text:style-name="T5">rides</text:span></text:span><text:span text:style-name="T2"> table and see all the rider names we went to great lengths to omit in the </text:span><text:span text:style-name="Source_20_Text"><text:span text:style-name="T5">analysis</text:span></text:span><text:span text:style-name="T2"> view.</text:span></text:p>
        </text:list-item>
      </text:list>
      <text:h text:style-name="P2" text:outline-level="2"><text:a xlink:type="simple" xlink:href="https://cs50.harvard.edu/sql/notes/4/#soft-deletions" text:style-name="Internet_20_link" text:visited-style-name="Visited_20_Internet_20_Link"><text:bookmark text:name="soft-deletions"/><text:span text:style-name="T1">Soft Deletions</text:span></text:a></text:h>
      <text:list text:style-name="L12">
        <text:list-item>
          <text:p text:style-name="P39"><draw:frame draw:style-name="fr1" draw:name="Frame54" text:anchor-type="char" svg:x="-0.3335in" svg:width="0.3335in" draw:z-index="57"><draw:text-box fo:min-height="0.0161in"><text:p text:style-name="P22"/></draw:text-box></draw:frame>As we saw in previous weeks, a soft deletion involves marking a row as deleted instead of removing it from the table.</text:p>
        </text:list-item>
        <text:list-item>
          <text:p text:style-name="P21"><draw:frame draw:style-name="fr1" draw:name="Frame55" text:anchor-type="char" svg:x="-0.3335in" svg:width="0.3335in" draw:z-index="58"><draw:text-box fo:min-height="0.0161in"><text:p text:style-name="P22"/></draw:text-box></draw:frame><text:span text:style-name="T2">For example, a piece of art called “Farmers working at dawn” is marked as deleted from the </text:span><text:span text:style-name="Source_20_Text"><text:span text:style-name="T5">collections</text:span></text:span><text:span text:style-name="T2"> table by changing the value in the </text:span><text:span text:style-name="Source_20_Text"><text:span text:style-name="T5">deleted</text:span></text:span><text:span text:style-name="T2"> column from 0 to 1.</text:span></text:p>
          <text:p text:style-name="P44"><draw:frame draw:style-name="fr2" draw:name="Image5" text:anchor-type="as-char" svg:width="0.7874in" svg:height="0.3937in" draw:z-index="59"><draw:image xlink:href="https://cs50.harvard.edu/sql/notes/4/images/46.jpg" xlink:type="simple" xlink:show="embed" xlink:actuate="onLoad"/><svg:title>"Soft deletion of a row by changing the "deleted" value from 0 to 1"</svg:title></draw:frame></text:p>
        </text:list-item>
        <text:list-item>
          <text:p text:style-name="P39"><draw:frame draw:style-name="fr1" draw:name="Frame56" text:anchor-type="char" svg:x="-0.3335in" svg:width="0.3335in" draw:z-index="60"><draw:text-box fo:min-height="0.0161in"><text:p text:style-name="P22"/></draw:text-box></draw:frame>We can imagine creating a view to display only the art that is not deleted.</text:p>
        </text:list-item>
        <text:list-item>
          <text:p text:style-name="P21"><draw:frame draw:style-name="fr1" draw:name="Frame57" text:anchor-type="char" svg:x="-0.3335in" svg:width="0.3335in" draw:z-index="61"><draw:text-box fo:min-height="0.0161in"><text:p text:style-name="P22"/></draw:text-box></draw:frame><text:span text:style-name="T2">To try this, let us open </text:span><text:span text:style-name="Source_20_Text"><text:span text:style-name="T5">mfa.db</text:span></text:span><text:span text:style-name="T2"> in our terminal. The </text:span><text:span text:style-name="Source_20_Text"><text:span text:style-name="T5">collections</text:span></text:span><text:span text:style-name="T2"> table does not have a </text:span><text:span text:style-name="Source_20_Text"><text:span text:style-name="T5">deleted</text:span></text:span><text:span text:style-name="T2"> column yet, so we need to add it. The default value here will be 0, to indicate that the row is not deleted.</text:span></text:p>
          <text:p text:style-name="P10"><text:span text:style-name="Source_20_Text"><text:span text:style-name="T8">ALTER</text:span></text:span><text:span text:style-name="Source_20_Text"><text:span text:style-name="T4"> </text:span></text:span><text:span text:style-name="Source_20_Text"><text:span text:style-name="T8">TABLE</text:span></text:span><text:span text:style-name="Source_20_Text"><text:span text:style-name="T4"> </text:span></text:span><text:span text:style-name="Source_20_Text"><text:span text:style-name="T10">"collections"</text:span></text:span><text:span text:style-name="Source_20_Text"><text:span text:style-name="T4"> </text:span></text:span></text:p>
          <text:p text:style-name="P10"><text:span text:style-name="Source_20_Text"><text:span text:style-name="T8">ADD</text:span></text:span><text:span text:style-name="Source_20_Text"><text:span text:style-name="T4"> </text:span></text:span><text:span text:style-name="Source_20_Text"><text:span text:style-name="T8">COLUMN</text:span></text:span><text:span text:style-name="Source_20_Text"><text:span text:style-name="T4"> </text:span></text:span><text:span text:style-name="Source_20_Text"><text:span text:style-name="T10">"deleted"</text:span></text:span><text:span text:style-name="Source_20_Text"><text:span text:style-name="T4"> </text:span></text:span><text:span text:style-name="Source_20_Text"><text:span text:style-name="T9">INTEGER</text:span></text:span><text:span text:style-name="Source_20_Text"><text:span text:style-name="T4"> </text:span></text:span><text:span text:style-name="Source_20_Text"><text:span text:style-name="T8">DEFAULT</text:span></text:span><text:span text:style-name="Source_20_Text"><text:span text:style-name="T4"> </text:span></text:span><text:span text:style-name="Source_20_Text"><text:span text:style-name="T11">0</text:span></text:span><text:span text:style-name="Source_20_Text"><text:span text:style-name="T4">;</text:span></text:span></text:p>
        </text:list-item>
        <text:list-item>
          <text:p text:style-name="P21"><draw:frame draw:style-name="fr1" draw:name="Frame58" text:anchor-type="char" svg:x="-0.3335in" svg:width="0.3335in" draw:z-index="62"><draw:text-box fo:min-height="0.0161in"><text:p text:style-name="P22"/></draw:text-box></draw:frame><text:span text:style-name="T2">Now, let us perform a soft delete on the artwork “Farmers working at dawn”, by updating it to have 1 in the </text:span><text:span text:style-name="Source_20_Text"><text:span text:style-name="T5">deleted</text:span></text:span><text:span text:style-name="T2"> column.</text:span></text:p>
          <text:p text:style-name="P10"><text:span text:style-name="Source_20_Text"><text:span text:style-name="T8">UPDATE</text:span></text:span><text:span text:style-name="Source_20_Text"><text:span text:style-name="T4"> </text:span></text:span><text:span text:style-name="Source_20_Text"><text:span text:style-name="T10">"collections"</text:span></text:span><text:span text:style-name="Source_20_Text"><text:span text:style-name="T4"> </text:span></text:span></text:p>
          <text:p text:style-name="P10"><text:span text:style-name="Source_20_Text"><text:span text:style-name="T8">SET</text:span></text:span><text:span text:style-name="Source_20_Text"><text:span text:style-name="T4"> </text:span></text:span><text:span text:style-name="Source_20_Text"><text:span text:style-name="T10">"delete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1">1</text:span></text:span><text:span text:style-name="Source_20_Text"><text:span text:style-name="T4"> </text:span></text:span></text:p>
          <text:p text:style-name="P10"><text:span text:style-name="Source_20_Text"><text:span text:style-name="T8">WHERE</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2">'Farmers working at dawn'</text:span></text:span><text:span text:style-name="Source_20_Text"><text:span text:style-name="T4">;</text:span></text:span></text:p>
        </text:list-item>
        <text:list-item>
          <text:p text:style-name="P39"><draw:frame draw:style-name="fr1" draw:name="Frame59" text:anchor-type="char" svg:x="-0.3335in" svg:width="0.3335in" draw:z-index="63"><draw:text-box fo:min-height="0.0161in"><text:p text:style-name="P22"/></draw:text-box></draw:frame>We can create a view to display information about the rows that are not deleted.</text:p>
          <text:p text:style-name="P10"><text:span text:style-name="Source_20_Text"><text:span text:style-name="T8">CREATE</text:span></text:span><text:span text:style-name="Source_20_Text"><text:span text:style-name="T4"> </text:span></text:span><text:span text:style-name="Source_20_Text"><text:span text:style-name="T8">VIEW</text:span></text:span><text:span text:style-name="Source_20_Text"><text:span text:style-name="T4"> </text:span></text:span><text:span text:style-name="Source_20_Text"><text:span text:style-name="T10">"current_collections"</text:span></text:span><text:span text:style-name="Source_20_Text"><text:span text:style-name="T4"> </text:span></text:span><text:span text:style-name="Source_20_Text"><text:span text:style-name="T8">AS</text:span></text:span></text:p>
          <text:p text:style-name="P10"><text:span text:style-name="Source_20_Text"><text:span text:style-name="T8">SELECT</text:span></text:span><text:span text:style-name="Source_20_Text"><text:span text:style-name="T4"> </text:span></text:span><text:span text:style-name="Source_20_Text"><text:span text:style-name="T10">"id"</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10">"accession_number"</text:span></text:span><text:span text:style-name="Source_20_Text"><text:span text:style-name="T4">, </text:span></text:span><text:span text:style-name="Source_20_Text"><text:span text:style-name="T10">"acquired"</text:span></text:span><text:span text:style-name="Source_20_Text"><text:span text:style-name="T4"> </text:span></text:span></text:p>
          <text:p text:style-name="P10"><text:span text:style-name="Source_20_Text"><text:span text:style-name="T8">FROM</text:span></text:span><text:span text:style-name="Source_20_Text"><text:span text:style-name="T4"> </text:span></text:span><text:span text:style-name="Source_20_Text"><text:span text:style-name="T10">"collections"</text:span></text:span><text:span text:style-name="Source_20_Text"><text:span text:style-name="T4"> </text:span></text:span></text:p>
          <text:p text:style-name="P10"><text:span text:style-name="Source_20_Text"><text:span text:style-name="T8">WHERE</text:span></text:span><text:span text:style-name="Source_20_Text"><text:span text:style-name="T4"> </text:span></text:span><text:span text:style-name="Source_20_Text"><text:span text:style-name="T10">"delete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1">0</text:span></text:span><text:span text:style-name="Source_20_Text"><text:span text:style-name="T4">;</text:span></text:span></text:p>
          <text:list>
            <text:list-item>
              <text:p text:style-name="P38"><draw:frame draw:style-name="fr1" draw:name="Frame60" text:anchor-type="char" svg:x="-0.3335in" svg:width="0.3335in" draw:z-index="64"><draw:text-box fo:min-height="0.0161in"><text:p text:style-name="P22"/></draw:text-box></draw:frame>We can display the data in this view to verify that “Farmers working at dawn” is not present.</text:p>
              <text:p text:style-name="P10"><text:soft-page-break/><text:span text:style-name="Source_20_Text"><text:span text:style-name="T8">SELECT</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current_collections"</text:span></text:span><text:span text:style-name="Source_20_Text"><text:span text:style-name="T4">;</text:span></text:span></text:p>
            </text:list-item>
            <text:list-item>
              <text:p text:style-name="P21"><draw:frame draw:style-name="fr1" draw:name="Frame61" text:anchor-type="char" svg:x="-0.3335in" svg:width="0.3335in" draw:z-index="65"><draw:text-box fo:min-height="0.0161in"><text:p text:style-name="P22"/></draw:text-box></draw:frame><text:span text:style-name="T2">On soft deletion of a row from the underlying table </text:span><text:span text:style-name="Source_20_Text"><text:span text:style-name="T5">collections</text:span></text:span><text:span text:style-name="T2">, it will be removed from the </text:span><text:span text:style-name="Source_20_Text"><text:span text:style-name="T5">current_collections</text:span></text:span><text:span text:style-name="T2"> view on any further querying.</text:span></text:p>
            </text:list-item>
          </text:list>
        </text:list-item>
        <text:list-item>
          <text:p text:style-name="P21"><draw:frame draw:style-name="fr1" draw:name="Frame62" text:anchor-type="char" svg:x="-0.3335in" svg:width="0.3335in" draw:z-index="66"><draw:text-box fo:min-height="0.0161in"><text:p text:style-name="P22"/></draw:text-box></draw:frame><text:span text:style-name="T2">We already know that it is not possible to insert data into or delete data from a view. However, we can set up a trigger that inserts into or deletes from the underlying table! The </text:span><text:span text:style-name="Source_20_Text"><text:span text:style-name="T5">INSTEAD OF</text:span></text:span><text:span text:style-name="T2"> trigger allows us to do this.</text:span></text:p>
          <text:p text:style-name="P10"><text:span text:style-name="Source_20_Text"><text:span text:style-name="T8">CREATE</text:span></text:span><text:span text:style-name="Source_20_Text"><text:span text:style-name="T4"> </text:span></text:span><text:span text:style-name="Source_20_Text"><text:span text:style-name="T8">TRIGGER</text:span></text:span><text:span text:style-name="Source_20_Text"><text:span text:style-name="T4"> </text:span></text:span><text:span text:style-name="Source_20_Text"><text:span text:style-name="T10">"delete"</text:span></text:span></text:p>
          <text:p text:style-name="P10"><text:span text:style-name="Source_20_Text"><text:span text:style-name="T8">INSTEAD</text:span></text:span><text:span text:style-name="Source_20_Text"><text:span text:style-name="T4"> </text:span></text:span><text:span text:style-name="Source_20_Text"><text:span text:style-name="T8">OF</text:span></text:span><text:span text:style-name="Source_20_Text"><text:span text:style-name="T4"> </text:span></text:span><text:span text:style-name="Source_20_Text"><text:span text:style-name="T8">DELETE</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current_collections"</text:span></text:span></text:p>
          <text:p text:style-name="P10"><text:span text:style-name="Source_20_Text"><text:span text:style-name="T8">FOR</text:span></text:span><text:span text:style-name="Source_20_Text"><text:span text:style-name="T4"> </text:span></text:span><text:span text:style-name="Source_20_Text"><text:span text:style-name="T8">EACH</text:span></text:span><text:span text:style-name="Source_20_Text"><text:span text:style-name="T4"> </text:span></text:span><text:span text:style-name="Source_20_Text"><text:span text:style-name="T8">ROW</text:span></text:span></text:p>
          <text:p text:style-name="P10"><text:span text:style-name="Source_20_Text"><text:span text:style-name="T8">BEGIN</text:span></text:span></text:p>
          <text:p text:style-name="P10"><text:span text:style-name="Source_20_Text"><text:span text:style-name="T6"><text:s text:c="4"/></text:span></text:span><text:span text:style-name="Source_20_Text"><text:span text:style-name="T8">UPDATE</text:span></text:span><text:span text:style-name="Source_20_Text"><text:span text:style-name="T4"> </text:span></text:span><text:span text:style-name="Source_20_Text"><text:span text:style-name="T10">"collections"</text:span></text:span><text:span text:style-name="Source_20_Text"><text:span text:style-name="T4"> </text:span></text:span><text:span text:style-name="Source_20_Text"><text:span text:style-name="T8">SET</text:span></text:span><text:span text:style-name="Source_20_Text"><text:span text:style-name="T4"> </text:span></text:span><text:span text:style-name="Source_20_Text"><text:span text:style-name="T10">"delete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1">1</text:span></text:span><text:span text:style-name="Source_20_Text"><text:span text:style-name="T4"> </text:span></text:span></text:p>
          <text:p text:style-name="P10"><text:span text:style-name="Source_20_Text"><text:span text:style-name="T6"><text:s text:c="4"/></text:span></text:span><text:span text:style-name="Source_20_Text"><text:span text:style-name="T8">WHERE</text:span></text:span><text:span text:style-name="Source_20_Text"><text:span text:style-name="T4"> </text:span></text:span><text:span text:style-name="Source_20_Text"><text:span text:style-name="T10">"i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8">OLD</text:span></text:span><text:span text:style-name="Source_20_Text"><text:span text:style-name="T4">.</text:span></text:span><text:span text:style-name="Source_20_Text"><text:span text:style-name="T10">"id"</text:span></text:span><text:span text:style-name="Source_20_Text"><text:span text:style-name="T4">;</text:span></text:span></text:p>
          <text:p text:style-name="P10"><text:span text:style-name="Source_20_Text"><text:span text:style-name="T8">END</text:span></text:span><text:span text:style-name="Source_20_Text"><text:span text:style-name="T4">;</text:span></text:span></text:p>
          <text:list>
            <text:list-item>
              <text:p text:style-name="P21"><draw:frame draw:style-name="fr1" draw:name="Frame63" text:anchor-type="char" svg:x="-0.3335in" svg:width="0.3335in" draw:z-index="67"><draw:text-box fo:min-height="0.0161in"><text:p text:style-name="P22"/></draw:text-box></draw:frame><text:span text:style-name="T2">Every time we try to delete rows from the view, this trigger will instead update the </text:span><text:span text:style-name="Source_20_Text"><text:span text:style-name="T5">deleted</text:span></text:span><text:span text:style-name="T2"> column of the row in the underlying table </text:span><text:span text:style-name="Source_20_Text"><text:span text:style-name="T5">collections</text:span></text:span><text:span text:style-name="T2">, thus completing the soft deletion.</text:span></text:p>
            </text:list-item>
            <text:list-item>
              <text:p text:style-name="P21"><draw:frame draw:style-name="fr1" draw:name="Frame64" text:anchor-type="char" svg:x="-0.3335in" svg:width="0.3335in" draw:z-index="68"><draw:text-box fo:min-height="0.0161in"><text:p text:style-name="P22"/></draw:text-box></draw:frame><text:span text:style-name="T2">We use the keyword </text:span><text:span text:style-name="Source_20_Text"><text:span text:style-name="T5">OLD</text:span></text:span><text:span text:style-name="T2"> within our update clause to indicate that the ID of the row updated in </text:span><text:span text:style-name="Source_20_Text"><text:span text:style-name="T5">collections</text:span></text:span><text:span text:style-name="T2"> should be the same as the ID of the row we are trying to delete from </text:span><text:span text:style-name="Source_20_Text"><text:span text:style-name="T5">current_collections</text:span></text:span><text:span text:style-name="T2">.</text:span></text:p>
            </text:list-item>
          </text:list>
        </text:list-item>
        <text:list-item>
          <text:p text:style-name="P21"><draw:frame draw:style-name="fr1" draw:name="Frame65" text:anchor-type="char" svg:x="-0.3335in" svg:width="0.3335in" draw:z-index="69"><draw:text-box fo:min-height="0.0161in"><text:p text:style-name="P22"/></draw:text-box></draw:frame><text:span text:style-name="T2">Now, we can delete a row from the </text:span><text:span text:style-name="Source_20_Text"><text:span text:style-name="T5">current_collections</text:span></text:span><text:span text:style-name="T2"> view.</text:span></text:p>
          <text:p text:style-name="P10"><text:span text:style-name="Source_20_Text"><text:span text:style-name="T8">DELETE</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current_collections"</text:span></text:span><text:span text:style-name="Source_20_Text"><text:span text:style-name="T4"> </text:span></text:span></text:p>
          <text:p text:style-name="P10"><text:span text:style-name="Source_20_Text"><text:span text:style-name="T8">WHERE</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2">'Imaginative landscape'</text:span></text:span><text:span text:style-name="Source_20_Text"><text:span text:style-name="T4">;</text:span></text:span></text:p>
          <text:p text:style-name="P39">We can verify that this worked by querying the view.</text:p>
          <text:p text:style-name="P10"><text:span text:style-name="Source_20_Text"><text:span text:style-name="T8">SELECT</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current_collections"</text:span></text:span><text:span text:style-name="Source_20_Text"><text:span text:style-name="T4">;</text:span></text:span></text:p>
        </text:list-item>
        <text:list-item>
          <text:p text:style-name="P39"><draw:frame draw:style-name="fr1" draw:name="Frame66" text:anchor-type="char" svg:x="-0.3335in" svg:width="0.3335in" draw:z-index="70"><draw:text-box fo:min-height="0.0161in"><text:p text:style-name="P22"/></draw:text-box></draw:frame>Similarly, we can create a trigger that inserts data into the underlying table when we try to insert it into a view.</text:p>
        </text:list-item>
        <text:list-item>
          <text:p text:style-name="P39"><draw:frame draw:style-name="fr1" draw:name="Frame67" text:anchor-type="char" svg:x="-0.3335in" svg:width="0.3335in" draw:z-index="71"><draw:text-box fo:min-height="0.0161in"><text:p text:style-name="P22"/></draw:text-box></draw:frame>There are two situations to consider here. We could be trying to insert into a view a row that already exists in the underlying table, but was soft deleted. We can write the following trigger to handle this situation.</text:p>
          <text:p text:style-name="P10"><text:span text:style-name="Source_20_Text"><text:span text:style-name="T8">CREATE</text:span></text:span><text:span text:style-name="Source_20_Text"><text:span text:style-name="T4"> </text:span></text:span><text:span text:style-name="Source_20_Text"><text:span text:style-name="T8">TRIGGER</text:span></text:span><text:span text:style-name="Source_20_Text"><text:span text:style-name="T4"> </text:span></text:span><text:span text:style-name="Source_20_Text"><text:span text:style-name="T10">"insert_when_exists"</text:span></text:span></text:p>
          <text:p text:style-name="P10"><text:span text:style-name="Source_20_Text"><text:span text:style-name="T8">INSTEAD</text:span></text:span><text:span text:style-name="Source_20_Text"><text:span text:style-name="T4"> </text:span></text:span><text:span text:style-name="Source_20_Text"><text:span text:style-name="T8">OF</text:span></text:span><text:span text:style-name="Source_20_Text"><text:span text:style-name="T4"> </text:span></text:span><text:span text:style-name="Source_20_Text"><text:span text:style-name="T8">INSERT</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current_collections"</text:span></text:span></text:p>
          <text:p text:style-name="P10"><text:span text:style-name="Source_20_Text"><text:span text:style-name="T8">FOR</text:span></text:span><text:span text:style-name="Source_20_Text"><text:span text:style-name="T4"> </text:span></text:span><text:span text:style-name="Source_20_Text"><text:span text:style-name="T8">EACH</text:span></text:span><text:span text:style-name="Source_20_Text"><text:span text:style-name="T4"> </text:span></text:span><text:span text:style-name="Source_20_Text"><text:span text:style-name="T8">ROW</text:span></text:span><text:span text:style-name="Source_20_Text"><text:span text:style-name="T4"> </text:span></text:span></text:p>
          <text:p text:style-name="P10"><text:span text:style-name="Source_20_Text"><text:span text:style-name="T8">WHEN</text:span></text:span><text:span text:style-name="Source_20_Text"><text:span text:style-name="T4"> </text:span></text:span><text:span text:style-name="Source_20_Text"><text:span text:style-name="T8">NEW</text:span></text:span><text:span text:style-name="Source_20_Text"><text:span text:style-name="T4">.</text:span></text:span><text:span text:style-name="Source_20_Text"><text:span text:style-name="T10">"accession_number"</text:span></text:span><text:span text:style-name="Source_20_Text"><text:span text:style-name="T4"> </text:span></text:span><text:span text:style-name="Source_20_Text"><text:span text:style-name="T8">IN</text:span></text:span><text:span text:style-name="Source_20_Text"><text:span text:style-name="T4"> (</text:span></text:span></text:p>
          <text:p text:style-name="P10"><text:span text:style-name="Source_20_Text"><text:span text:style-name="T6"><text:s text:c="4"/></text:span></text:span><text:span text:style-name="Source_20_Text"><text:span text:style-name="T8">SELECT</text:span></text:span><text:span text:style-name="Source_20_Text"><text:span text:style-name="T4"> </text:span></text:span><text:span text:style-name="Source_20_Text"><text:span text:style-name="T10">"accession_number"</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collections"</text:span></text:span></text:p>
          <text:p text:style-name="P10"><text:span text:style-name="Source_20_Text"><text:span text:style-name="T4">)</text:span></text:span></text:p>
          <text:p text:style-name="P10"><text:span text:style-name="Source_20_Text"><text:span text:style-name="T8">BEGIN</text:span></text:span></text:p>
          <text:p text:style-name="P10"><text:span text:style-name="Source_20_Text"><text:span text:style-name="T6"><text:s text:c="4"/></text:span></text:span><text:span text:style-name="Source_20_Text"><text:span text:style-name="T8">UPDATE</text:span></text:span><text:span text:style-name="Source_20_Text"><text:span text:style-name="T4"> </text:span></text:span><text:span text:style-name="Source_20_Text"><text:span text:style-name="T10">"collections"</text:span></text:span><text:span text:style-name="Source_20_Text"><text:span text:style-name="T4"> </text:span></text:span></text:p>
          <text:p text:style-name="P10"><text:span text:style-name="Source_20_Text"><text:span text:style-name="T6"><text:s text:c="4"/></text:span></text:span><text:span text:style-name="Source_20_Text"><text:span text:style-name="T8">SET</text:span></text:span><text:span text:style-name="Source_20_Text"><text:span text:style-name="T4"> </text:span></text:span><text:span text:style-name="Source_20_Text"><text:span text:style-name="T10">"deleted"</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11">0</text:span></text:span><text:span text:style-name="Source_20_Text"><text:span text:style-name="T4"> </text:span></text:span></text:p>
          <text:p text:style-name="P10"><text:span text:style-name="Source_20_Text"><text:span text:style-name="T6"><text:s text:c="4"/></text:span></text:span><text:span text:style-name="Source_20_Text"><text:span text:style-name="T8">WHERE</text:span></text:span><text:span text:style-name="Source_20_Text"><text:span text:style-name="T4"> </text:span></text:span><text:span text:style-name="Source_20_Text"><text:span text:style-name="T10">"accession_number"</text:span></text:span><text:span text:style-name="Source_20_Text"><text:span text:style-name="T4"> </text:span></text:span><text:span text:style-name="Source_20_Text"><text:span text:style-name="T11">=</text:span></text:span><text:span text:style-name="Source_20_Text"><text:span text:style-name="T4"> </text:span></text:span><text:span text:style-name="Source_20_Text"><text:span text:style-name="T8">NEW</text:span></text:span><text:span text:style-name="Source_20_Text"><text:span text:style-name="T4">.</text:span></text:span><text:span text:style-name="Source_20_Text"><text:span text:style-name="T10">"accession_number"</text:span></text:span><text:span text:style-name="Source_20_Text"><text:span text:style-name="T4">;</text:span></text:span></text:p>
          <text:p text:style-name="P10"><text:span text:style-name="Source_20_Text"><text:span text:style-name="T8">END</text:span></text:span><text:span text:style-name="Source_20_Text"><text:span text:style-name="T4">;</text:span></text:span></text:p>
          <text:list>
            <text:list-item>
              <text:p text:style-name="P21"><draw:frame draw:style-name="fr1" draw:name="Frame68" text:anchor-type="char" svg:x="-0.3335in" svg:width="0.3335in" draw:z-index="72"><draw:text-box fo:min-height="0.0161in"><text:p text:style-name="P22"/></draw:text-box></draw:frame><text:soft-page-break/><text:span text:style-name="T2">The </text:span><text:span text:style-name="Source_20_Text"><text:span text:style-name="T5">WHEN</text:span></text:span><text:span text:style-name="T2"> keyword is used to check if the accession number of the artwork already exists in the </text:span><text:span text:style-name="Source_20_Text"><text:span text:style-name="T5">collections</text:span></text:span><text:span text:style-name="T2"> table. This works because an accession number, as we know from previous weeks, uniquely identifies every piece of art in this table.</text:span></text:p>
            </text:list-item>
            <text:list-item>
              <text:p text:style-name="P21"><draw:frame draw:style-name="fr1" draw:name="Frame69" text:anchor-type="char" svg:x="-0.3335in" svg:width="0.3335in" draw:z-index="73"><draw:text-box fo:min-height="0.0161in"><text:p text:style-name="P22"/></draw:text-box></draw:frame><text:span text:style-name="T2">If the artwork does exist in the underlying table, we set its </text:span><text:span text:style-name="Source_20_Text"><text:span text:style-name="T5">deleted</text:span></text:span><text:span text:style-name="T2"> value to 0, indicating a reversal of the soft deletion.</text:span></text:p>
            </text:list-item>
          </text:list>
        </text:list-item>
        <text:list-item>
          <text:p text:style-name="P38"><draw:frame draw:style-name="fr1" draw:name="Frame70" text:anchor-type="char" svg:x="-0.3335in" svg:width="0.3335in" draw:z-index="74"><draw:text-box fo:min-height="0.0161in"><text:p text:style-name="P22"/></draw:text-box></draw:frame>The second situation occurs when we are trying to insert a row that does not exist in the underlying table. The following trigger handles this situation.</text:p>
          <text:p text:style-name="P10"><text:span text:style-name="Source_20_Text"><text:span text:style-name="T8">CREATE</text:span></text:span><text:span text:style-name="Source_20_Text"><text:span text:style-name="T4"> </text:span></text:span><text:span text:style-name="Source_20_Text"><text:span text:style-name="T8">TRIGGER</text:span></text:span><text:span text:style-name="Source_20_Text"><text:span text:style-name="T4"> </text:span></text:span><text:span text:style-name="Source_20_Text"><text:span text:style-name="T10">"insert_when_new"</text:span></text:span></text:p>
          <text:p text:style-name="P10"><text:span text:style-name="Source_20_Text"><text:span text:style-name="T8">INSTEAD</text:span></text:span><text:span text:style-name="Source_20_Text"><text:span text:style-name="T4"> </text:span></text:span><text:span text:style-name="Source_20_Text"><text:span text:style-name="T8">OF</text:span></text:span><text:span text:style-name="Source_20_Text"><text:span text:style-name="T4"> </text:span></text:span><text:span text:style-name="Source_20_Text"><text:span text:style-name="T8">INSERT</text:span></text:span><text:span text:style-name="Source_20_Text"><text:span text:style-name="T4"> </text:span></text:span><text:span text:style-name="Source_20_Text"><text:span text:style-name="T8">ON</text:span></text:span><text:span text:style-name="Source_20_Text"><text:span text:style-name="T4"> </text:span></text:span><text:span text:style-name="Source_20_Text"><text:span text:style-name="T10">"current_collections"</text:span></text:span></text:p>
          <text:p text:style-name="P10"><text:span text:style-name="Source_20_Text"><text:span text:style-name="T8">FOR</text:span></text:span><text:span text:style-name="Source_20_Text"><text:span text:style-name="T4"> </text:span></text:span><text:span text:style-name="Source_20_Text"><text:span text:style-name="T8">EACH</text:span></text:span><text:span text:style-name="Source_20_Text"><text:span text:style-name="T4"> </text:span></text:span><text:span text:style-name="Source_20_Text"><text:span text:style-name="T8">ROW</text:span></text:span></text:p>
          <text:p text:style-name="P10"><text:span text:style-name="Source_20_Text"><text:span text:style-name="T8">WHEN</text:span></text:span><text:span text:style-name="Source_20_Text"><text:span text:style-name="T4"> </text:span></text:span><text:span text:style-name="Source_20_Text"><text:span text:style-name="T8">NEW</text:span></text:span><text:span text:style-name="Source_20_Text"><text:span text:style-name="T4">.</text:span></text:span><text:span text:style-name="Source_20_Text"><text:span text:style-name="T10">"accession_number"</text:span></text:span><text:span text:style-name="Source_20_Text"><text:span text:style-name="T4"> </text:span></text:span><text:span text:style-name="Source_20_Text"><text:span text:style-name="T8">NOT</text:span></text:span><text:span text:style-name="Source_20_Text"><text:span text:style-name="T4"> </text:span></text:span><text:span text:style-name="Source_20_Text"><text:span text:style-name="T8">IN</text:span></text:span><text:span text:style-name="Source_20_Text"><text:span text:style-name="T4"> (</text:span></text:span></text:p>
          <text:p text:style-name="P10"><text:span text:style-name="Source_20_Text"><text:span text:style-name="T6"><text:s text:c="4"/></text:span></text:span><text:span text:style-name="Source_20_Text"><text:span text:style-name="T8">SELECT</text:span></text:span><text:span text:style-name="Source_20_Text"><text:span text:style-name="T4"> </text:span></text:span><text:span text:style-name="Source_20_Text"><text:span text:style-name="T10">"accession_number"</text:span></text:span><text:span text:style-name="Source_20_Text"><text:span text:style-name="T4"> </text:span></text:span><text:span text:style-name="Source_20_Text"><text:span text:style-name="T8">FROM</text:span></text:span><text:span text:style-name="Source_20_Text"><text:span text:style-name="T4"> </text:span></text:span><text:span text:style-name="Source_20_Text"><text:span text:style-name="T10">"collections"</text:span></text:span></text:p>
          <text:p text:style-name="P10"><text:span text:style-name="Source_20_Text"><text:span text:style-name="T4">)</text:span></text:span></text:p>
          <text:p text:style-name="P10"><text:span text:style-name="Source_20_Text"><text:span text:style-name="T8">BEGIN</text:span></text:span></text:p>
          <text:p text:style-name="P10"><text:span text:style-name="Source_20_Text"><text:span text:style-name="T6"><text:s text:c="4"/></text:span></text:span><text:span text:style-name="Source_20_Text"><text:span text:style-name="T8">INSERT</text:span></text:span><text:span text:style-name="Source_20_Text"><text:span text:style-name="T4"> </text:span></text:span><text:span text:style-name="Source_20_Text"><text:span text:style-name="T8">INTO</text:span></text:span><text:span text:style-name="Source_20_Text"><text:span text:style-name="T4"> </text:span></text:span><text:span text:style-name="Source_20_Text"><text:span text:style-name="T10">"collections"</text:span></text:span><text:span text:style-name="Source_20_Text"><text:span text:style-name="T4"> (</text:span></text:span><text:span text:style-name="Source_20_Text"><text:span text:style-name="T10">"title"</text:span></text:span><text:span text:style-name="Source_20_Text"><text:span text:style-name="T4">, </text:span></text:span><text:span text:style-name="Source_20_Text"><text:span text:style-name="T10">"accession_number"</text:span></text:span><text:span text:style-name="Source_20_Text"><text:span text:style-name="T4">, </text:span></text:span><text:span text:style-name="Source_20_Text"><text:span text:style-name="T10">"acquired"</text:span></text:span><text:span text:style-name="Source_20_Text"><text:span text:style-name="T4">)</text:span></text:span></text:p>
          <text:p text:style-name="P10"><text:span text:style-name="Source_20_Text"><text:span text:style-name="T6"><text:s text:c="4"/></text:span></text:span><text:span text:style-name="Source_20_Text"><text:span text:style-name="T8">VALUES</text:span></text:span><text:span text:style-name="Source_20_Text"><text:span text:style-name="T4"> (</text:span></text:span><text:span text:style-name="Source_20_Text"><text:span text:style-name="T8">NEW</text:span></text:span><text:span text:style-name="Source_20_Text"><text:span text:style-name="T4">.</text:span></text:span><text:span text:style-name="Source_20_Text"><text:span text:style-name="T10">"title"</text:span></text:span><text:span text:style-name="Source_20_Text"><text:span text:style-name="T4">, </text:span></text:span><text:span text:style-name="Source_20_Text"><text:span text:style-name="T8">NEW</text:span></text:span><text:span text:style-name="Source_20_Text"><text:span text:style-name="T4">.</text:span></text:span><text:span text:style-name="Source_20_Text"><text:span text:style-name="T10">"accession_number"</text:span></text:span><text:span text:style-name="Source_20_Text"><text:span text:style-name="T4">, </text:span></text:span><text:span text:style-name="Source_20_Text"><text:span text:style-name="T8">NEW</text:span></text:span><text:span text:style-name="Source_20_Text"><text:span text:style-name="T4">.</text:span></text:span><text:span text:style-name="Source_20_Text"><text:span text:style-name="T10">"acquired"</text:span></text:span><text:span text:style-name="Source_20_Text"><text:span text:style-name="T4">);</text:span></text:span></text:p>
          <text:p text:style-name="P10"><text:span text:style-name="Source_20_Text"><text:span text:style-name="T8">END</text:span></text:span><text:span text:style-name="Source_20_Text"><text:span text:style-name="T4">;</text:span></text:span></text:p>
          <text:list>
            <text:list-item>
              <text:p text:style-name="P21"><draw:frame draw:style-name="fr1" draw:name="Frame71" text:anchor-type="char" svg:x="-0.3335in" svg:width="0.3335in" draw:z-index="75"><draw:text-box fo:min-height="0.0161in"><text:p text:style-name="P22"/></draw:text-box></draw:frame><text:span text:style-name="T2">When the accession number of the inserted data is not already present within </text:span><text:span text:style-name="Source_20_Text"><text:span text:style-name="T5">collections</text:span></text:span><text:span text:style-name="T2">, it inserts the row into the table.</text:span></text:p>
            </text:list-item>
          </text:list>
        </text:list-item>
      </text:list>
      <text:h text:style-name="P2" text:outline-level="2"><text:a xlink:type="simple" xlink:href="https://cs50.harvard.edu/sql/notes/4/#fin" text:style-name="Internet_20_link" text:visited-style-name="Visited_20_Internet_20_Link"><text:bookmark text:name="fin"/><text:span text:style-name="T1">Fin</text:span></text:a></text:h>
      <text:list text:style-name="L13">
        <text:list-item>
          <text:p text:style-name="P40"><draw:frame draw:style-name="fr1" draw:name="Frame72" text:anchor-type="char" svg:x="-0.3335in" svg:width="0.3335in" draw:z-index="76"><draw:text-box fo:min-height="0.0161in"><text:p text:style-name="P22"/></draw:text-box></draw:frame>This brings us to the conclusion of Lecture 4 about Viewing in SQL!</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Sans" svg:font-family="'PT Sans'"/>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0T12:53:50.801201185</meta:creation-date>
    <dc:date>2025-09-20T12:54:23.862411179</dc:date>
    <meta:editing-duration>PT34S</meta:editing-duration>
    <meta:editing-cycles>1</meta:editing-cycles>
    <meta:document-statistic meta:table-count="0" meta:image-count="5" meta:object-count="0" meta:page-count="9" meta:paragraph-count="205" meta:word-count="2590" meta:character-count="14440" meta:non-whitespace-character-count="12141"/>
    <meta:generator>LibreOffice/24.2.7.2$Linux_X86_64 LibreOffice_project/420$Build-2</meta:generator>
  </office:meta>
</office:document-meta>
</file>